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D000000FD000000FD54BEE298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1193in" svg:height="4.4283in" svg:x="7.1937in" svg:y="34.3083in">
            <draw:object draw:notify-on-update-of-ranges="Spectral.D11:Spectral.D34 Spectral.E10:Spectral.E10 Spectral.E11:Spectral.E34 Spectral.N12:Spectral.N34 Spectral.R10:Spectral.R10 Spectral.R12:Spectral.R34 Spectral.D45:Spectral.D68 Spectral.G40:Spectral.G40 Spectral.E45:Spectral.E68 Spectral.N46:Spectral.N68 Spectral.R44:Spectral.R44 Spectral.R46:Spectral.R68 Spectral.D79:Spectral.D102 Spectral.G74:Spectral.G74 Spectral.E79:Spectral.E102 Spectral.N80:Spectral.N102 Spectral.R78:Spectral.R78 Spectral.R80:Spectral.R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E45:Spectral.E68 Spectral.G40:Spectral.G40 Spectral.I45:Spectral.I68 Spectral.E10:Spectral.E34 Spectral.G6:Spectral.G6 Spectral.I11:Spectral.I34 Spectral.E79:Spectral.E102 Spectral.G74:Spectral.G74 Spectral.I79:Spectral.I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524in" svg:height="4.5575in" svg:x="0.2803in" svg:y="34.2945in">
            <draw:object draw:notify-on-update-of-ranges="Spectral.C11:Spectral.C34 Spectral.D10:Spectral.D10 Spectral.D11:Spectral.D34 Spectral.C11:Spectral.C34 Spectral.N10:Spectral.N10 Spectral.N11:Spectral.N34 Spectral.C112:Spectral.C135 Spectral.A107:Spectral.A107 Spectral.D112:Spectral.D135 Spectral.C112:Spectral.C135 Spectral.I111:Spectral.I111 Spectral.I112:Spectral.I135 Spectral.C145:Spectral.C168 Spectral.A140:Spectral.A140 Spectral.D145:Spectral.D168 Spectral.C145:Spectral.C168 Spectral.I144:Spectral.I144 Spectral.I145:Spectral.I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number-columns-repeated="7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L11:Parallel.L11 Parallel.L13:Parallel.L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J12:Parallel.J28 Parallel.K12:Parallel.K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 Parallel.P96:Parallel.P96 Parallel.Q97:Parallel.Q113 Parallel.J97:Parallel.J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svg:width="7.0114in" svg:height="4.8965in" svg:x="7.7232in" svg:y="10.3504in">
            <draw:object draw:notify-on-update-of-ranges="Parallel.J97:Parallel.J113 Parallel.D145:Parallel.D145 Parallel.D149:Parallel.D165 Parallel.J97:Parallel.J113 Parallel.D8:Parallel.D8 Parallel.D12:Parallel.D28 Parallel.J97:Parallel.J113 Parallel.D93:Parallel.D93 Parallel.D97:Parallel.D113 Parallel.J97:Parallel.J113 Parallel.D195:Parallel.D195 Parallel.D199:Parallel.D215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svg:width="6.4626in" svg:height="4.3484in" svg:x="0.011in" svg:y="36.237in">
            <draw:object draw:notify-on-update-of-ranges="Parallel.J199:Parallel.J215 Parallel.E198:Parallel.E198 Parallel.E199:Parallel.E215 Parallel.J199:Parallel.J215 Parallel.D198:Parallel.D198 Parallel.D199:Parallel.D215 Parallel.J251:Parallel.J267 Parallel.E250:Parallel.E250 Parallel.E251:Parallel.E267 Parallel.P250:Parallel.P250 Parallel.Q251:Parallel.Q267 Parallel.J251:Parallel.J26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8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90365805043064">
            <text:p>0.990365805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*LN([.J12])/([.$D$6]*LN([.$G$8]))" office:value-type="float" office:value="0.00972791559227639">
            <text:p>0.0097279156</text:p>
          </table:table-cell>
          <table:table-cell table:formula="of:=-LN([.$A$5])/LN([.D12])" office:value-type="float" office:value="1355.48945618466">
            <text:p>1355.489456184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63020597905346">
            <text:p>0.9630205979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*LN([.J13])/([.$D$6]*LN([.$G$8]))" office:value-type="float" office:value="0.0383993885230356">
            <text:p>0.0383993885</text:p>
          </table:table-cell>
          <table:table-cell table:formula="of:=-LN([.$A$5])/LN([.D13])" office:value-type="float" office:value="348.2536325986">
            <text:p>348.253632598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922029297884438">
            <text:p>0.9220292979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*LN([.J14])/([.$D$6]*LN([.$G$8]))" office:value-type="float" office:value="0.0845642348832758">
            <text:p>0.0845642349</text:p>
          </table:table-cell>
          <table:table-cell table:formula="of:=-LN([.$A$5])/LN([.D14])" office:value-type="float" office:value="161.648700378535">
            <text:p>161.648700378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72550812257638">
            <text:p>0.8725508123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*LN([.J15])/([.$D$6]*LN([.$G$8]))" office:value-type="float" office:value="0.146065061142514">
            <text:p>0.1460650611</text:p>
          </table:table-cell>
          <table:table-cell table:formula="of:=-LN([.$A$5])/LN([.D15])" office:value-type="float" office:value="96.2513087724665">
            <text:p>96.251308772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819443612671263">
            <text:p>0.8194436127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*LN([.J16])/([.$D$6]*LN([.$G$8]))" office:value-type="float" office:value="0.220340221751378">
            <text:p>0.2203402218</text:p>
          </table:table-cell>
          <table:table-cell table:formula="of:=-LN([.$A$5])/LN([.D16])" office:value-type="float" office:value="65.8985777917813">
            <text:p>65.898577791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766447995388386">
            <text:p>0.7664479954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*LN([.J17])/([.$D$6]*LN([.$G$8]))" office:value-type="float" office:value="0.304719962759203">
            <text:p>0.3047199628</text:p>
          </table:table-cell>
          <table:table-cell table:formula="of:=-LN([.$A$5])/LN([.D17])" office:value-type="float" office:value="49.3343390391725">
            <text:p>49.334339039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715993895681602">
            <text:p>0.7159938957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*LN([.J18])/([.$D$6]*LN([.$G$8]))" office:value-type="float" office:value="0.396659952034973">
            <text:p>0.396659952</text:p>
          </table:table-cell>
          <table:table-cell table:formula="of:=-LN([.$A$5])/LN([.D18])" office:value-type="float" office:value="39.2786772498528">
            <text:p>39.278677249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66939309004762">
            <text:p>0.66939309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*LN([.J19])/([.$D$6]*LN([.$G$8]))" office:value-type="float" office:value="0.493890532883841">
            <text:p>0.4938905329</text:p>
          </table:table-cell>
          <table:table-cell table:formula="of:=-LN([.$A$5])/LN([.D19])" office:value-type="float" office:value="32.6928066275759">
            <text:p>32.692806627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627160771436483">
            <text:p>0.6271607714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*LN([.J20])/([.$D$6]*LN([.$G$8]))" office:value-type="float" office:value="0.594487483184807">
            <text:p>0.5944874832</text:p>
          </table:table-cell>
          <table:table-cell table:formula="of:=-LN([.$A$5])/LN([.D20])" office:value-type="float" office:value="28.1262395700116">
            <text:p>28.1262395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589315473889911">
            <text:p>0.589315473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*LN([.J21])/([.$D$6]*LN([.$G$8]))" office:value-type="float" office:value="0.696884002382072">
            <text:p>0.6968840024</text:p>
          </table:table-cell>
          <table:table-cell table:formula="of:=-LN([.$A$5])/LN([.D21])" office:value-type="float" office:value="24.8156608701222">
            <text:p>24.815660870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525643599394876">
            <text:p>0.5256435994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*LN([.J22])/([.$D$6]*LN([.$G$8]))" office:value-type="float" office:value="0.90242970931484">
            <text:p>0.9024297093</text:p>
          </table:table-cell>
          <table:table-cell table:formula="of:=-LN([.$A$5])/LN([.D22])" office:value-type="float" office:value="20.4038458057503">
            <text:p>20.4038458058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454171083907449">
            <text:p>0.4541710839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*LN([.J23])/([.$D$6]*LN([.$G$8]))" office:value-type="float" office:value="1.20181344747122">
            <text:p>1.2018134475</text:p>
          </table:table-cell>
          <table:table-cell table:formula="of:=-LN([.$A$5])/LN([.D23])" office:value-type="float" office:value="16.625711423714">
            <text:p>16.625711423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376379254121412">
            <text:p>0.3763792541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*LN([.J24])/([.$D$6]*LN([.$G$8]))" office:value-type="float" office:value="1.65689457920394">
            <text:p>1.6568945792</text:p>
          </table:table-cell>
          <table:table-cell table:formula="of:=-LN([.$A$5])/LN([.D24])" office:value-type="float" office:value="13.429111280093">
            <text:p>13.429111280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94325104636323">
            <text:p>0.2943251046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*LN([.J25])/([.$D$6]*LN([.$G$8]))" office:value-type="float" office:value="2.39760348080273">
            <text:p>2.3976034808</text:p>
          </table:table-cell>
          <table:table-cell table:formula="of:=-LN([.$A$5])/LN([.D25])" office:value-type="float" office:value="10.7290342300753">
            <text:p>10.729034230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270254733353795">
            <text:p>0.2702547334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*LN([.J26])/([.$D$6]*LN([.$G$8]))" office:value-type="float" office:value="2.70021271261467">
            <text:p>2.7002127126</text:p>
          </table:table-cell>
          <table:table-cell table:formula="of:=-LN([.$A$5])/LN([.D26])" office:value-type="float" office:value="10.0293951263906">
            <text:p>10.029395126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225852441072993">
            <text:p>0.2258524411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*LN([.J27])/([.$D$6]*LN([.$G$8]))" office:value-type="float" office:value="3.42766965567934">
            <text:p>3.4276696557</text:p>
          </table:table-cell>
          <table:table-cell table:formula="of:=-LN([.$A$5])/LN([.D27])" office:value-type="float" office:value="8.81954291401681">
            <text:p>8.81954291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69560399110435">
            <text:p>0.169560399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*LN([.J28])/([.$D$6]*LN([.$G$8]))" office:value-type="float" office:value="4.89760348080274">
            <text:p>4.8976034808</text:p>
          </table:table-cell>
          <table:table-cell table:formula="of:=-LN([.$A$5])/LN([.D28])" office:value-type="float" office:value="7.39477184329792">
            <text:p>7.3947718433</text:p>
          </table:table-cell>
          <table:table-cell table:number-columns-repeated="5"/>
        </table:table-row>
        <table:table-row table:style-name="ro1" table:number-rows-repeated="60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mu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8091547412903">
            <text:p>0.9809154741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194558311845528">
            <text:p>0.0194558312</text:p>
          </table:table-cell>
          <table:table-cell table:formula="of:=-LN([.$A$90])/LN([.D97])" office:value-type="float" office:value="681.009541019891">
            <text:p>681.0095410199</text:p>
          </table:table-cell>
          <table:table-cell/>
          <table:table-cell table:formula="of:=LN([.$G$93])/LN([.J97])" office:value-type="float" office:value="1027.96944578134">
            <text:p>1027.9694457813</text:p>
          </table:table-cell>
          <table:table-cell table:formula="of:=2*[.$H$93]*[.N97]/3" office:value-type="float" office:value="685.312963854226">
            <text:p>685.3129638542</text:p>
          </table:table-cell>
          <table:table-cell table:formula="of:=[.$D$93]/[.O97]" office:value-type="float" office:value="0.0291837467768292">
            <text:p>0.0291837468</text:p>
          </table:table-cell>
          <table:table-cell table:formula="of:=1/(1+[.P97])" office:value-type="float" office:value="0.971643793571142">
            <text:p>0.9716437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928678617878124">
            <text:p>0.9286786179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0767987770460712">
            <text:p>0.076798777</text:p>
          </table:table-cell>
          <table:table-cell table:formula="of:=-LN([.$A$90])/LN([.D98])" office:value-type="float" office:value="177.34710332261">
            <text:p>177.3471033226</text:p>
          </table:table-cell>
          <table:table-cell/>
          <table:table-cell table:formula="of:=LN([.$G$93])/LN([.J98])" office:value-type="float" office:value="260.420813576264">
            <text:p>260.4208135763</text:p>
          </table:table-cell>
          <table:table-cell table:formula="of:=2*[.$H$93]*[.N98]/3" office:value-type="float" office:value="173.61387571751">
            <text:p>173.6138757175</text:p>
          </table:table-cell>
          <table:table-cell table:formula="of:=[.$D$93]/[.O98]" office:value-type="float" office:value="0.115198165569107">
            <text:p>0.1151981656</text:p>
          </table:table-cell>
          <table:table-cell table:formula="of:=1/(1+[.P98])" office:value-type="float" office:value="0.896701618487402">
            <text:p>0.89670161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855337993950038">
            <text:p>0.855337994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169128469766552">
            <text:p>0.1691284698</text:p>
          </table:table-cell>
          <table:table-cell table:formula="of:=-LN([.$A$90])/LN([.D99])" office:value-type="float" office:value="83.9785176267106">
            <text:p>83.9785176267</text:p>
          </table:table-cell>
          <table:table-cell/>
          <table:table-cell table:formula="of:=LN([.$G$93])/LN([.J99])" office:value-type="float" office:value="118.253301928446">
            <text:p>118.2533019284</text:p>
          </table:table-cell>
          <table:table-cell table:formula="of:=2*[.$H$93]*[.N99]/3" office:value-type="float" office:value="78.8355346189637">
            <text:p>78.835534619</text:p>
          </table:table-cell>
          <table:table-cell table:formula="of:=[.$D$93]/[.O99]" office:value-type="float" office:value="0.253692704649827">
            <text:p>0.2536927046</text:p>
          </table:table-cell>
          <table:table-cell table:formula="of:=1/(1+[.P99])" office:value-type="float" office:value="0.797643630126501">
            <text:p>0.79764363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77391586400879">
            <text:p>0.773915864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292130122285027">
            <text:p>0.2921301223</text:p>
          </table:table-cell>
          <table:table-cell table:formula="of:=-LN([.$A$90])/LN([.D100])" office:value-type="float" office:value="51.2008081943762">
            <text:p>51.2008081944</text:p>
          </table:table-cell>
          <table:table-cell/>
          <table:table-cell table:formula="of:=LN([.$G$93])/LN([.J100])" office:value-type="float" office:value="68.4626420704616">
            <text:p>68.4626420705</text:p>
          </table:table-cell>
          <table:table-cell table:formula="of:=2*[.$H$93]*[.N100]/3" office:value-type="float" office:value="45.6417613803077">
            <text:p>45.6417613803</text:p>
          </table:table-cell>
          <table:table-cell table:formula="of:=[.$D$93]/[.O100]" office:value-type="float" office:value="0.438195183427541">
            <text:p>0.4381951834</text:p>
          </table:table-cell>
          <table:table-cell table:formula="of:=1/(1+[.P100])" office:value-type="float" office:value="0.695315915060135">
            <text:p>0.69531591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694116453450759">
            <text:p>0.6941164535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440680443502757">
            <text:p>0.4406804435</text:p>
          </table:table-cell>
          <table:table-cell table:formula="of:=-LN([.$A$90])/LN([.D101])" office:value-type="float" office:value="35.9403044254573">
            <text:p>35.9403044255</text:p>
          </table:table-cell>
          <table:table-cell/>
          <table:table-cell table:formula="of:=LN([.$G$93])/LN([.J101])" office:value-type="float" office:value="45.3843602430587">
            <text:p>45.3843602431</text:p>
          </table:table-cell>
          <table:table-cell table:formula="of:=2*[.$H$93]*[.N101]/3" office:value-type="float" office:value="30.2562401620392">
            <text:p>30.256240162</text:p>
          </table:table-cell>
          <table:table-cell table:formula="of:=[.$D$93]/[.O101]" office:value-type="float" office:value="0.661020665254135">
            <text:p>0.6610206653</text:p>
          </table:table-cell>
          <table:table-cell table:formula="of:=1/(1+[.P101])" office:value-type="float" office:value="0.602039469416836">
            <text:p>0.60203946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621334157395093">
            <text:p>0.6213341574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0.609439925518405">
            <text:p>0.6094399255</text:p>
          </table:table-cell>
          <table:table-cell table:formula="of:=-LN([.$A$90])/LN([.D102])" office:value-type="float" office:value="27.5745800266978">
            <text:p>27.5745800267</text:p>
          </table:table-cell>
          <table:table-cell/>
          <table:table-cell table:formula="of:=LN([.$G$93])/LN([.J102])" office:value-type="float" office:value="32.8170163498683">
            <text:p>32.8170163499</text:p>
          </table:table-cell>
          <table:table-cell table:formula="of:=2*[.$H$93]*[.N102]/3" office:value-type="float" office:value="21.8780108999122">
            <text:p>21.8780108999</text:p>
          </table:table-cell>
          <table:table-cell table:formula="of:=[.$D$93]/[.O102]" office:value-type="float" office:value="0.914159888277608">
            <text:p>0.9141598883</text:p>
          </table:table-cell>
          <table:table-cell table:formula="of:=1/(1+[.P102])" office:value-type="float" office:value="0.52242239852796">
            <text:p>0.52242239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557624993583407">
            <text:p>0.557624993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0.793319904069946">
            <text:p>0.7933199041</text:p>
          </table:table-cell>
          <table:table-cell table:formula="of:=-LN([.$A$90])/LN([.D103])" office:value-type="float" office:value="22.4671612955929">
            <text:p>22.4671612956</text:p>
          </table:table-cell>
          <table:table-cell/>
          <table:table-cell table:formula="of:=LN([.$G$93])/LN([.J103])" office:value-type="float" office:value="25.210510788138">
            <text:p>25.2105107881</text:p>
          </table:table-cell>
          <table:table-cell table:formula="of:=2*[.$H$93]*[.N103]/3" office:value-type="float" office:value="16.807007192092">
            <text:p>16.8070071921</text:p>
          </table:table-cell>
          <table:table-cell table:formula="of:=[.$D$93]/[.O103]" office:value-type="float" office:value="1.18997985610492">
            <text:p>1.1899798561</text:p>
          </table:table-cell>
          <table:table-cell table:formula="of:=1/(1+[.P103])" office:value-type="float" office:value="0.456625204662198">
            <text:p>0.45662520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50307351107291">
            <text:p>0.5030735111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0.987781065767683">
            <text:p>0.9877810658</text:p>
          </table:table-cell>
          <table:table-cell table:formula="of:=-LN([.$A$90])/LN([.D104])" office:value-type="float" office:value="19.1004380789255">
            <text:p>19.1004380789</text:p>
          </table:table-cell>
          <table:table-cell/>
          <table:table-cell table:formula="of:=LN([.$G$93])/LN([.J104])" office:value-type="float" office:value="20.2474016693734">
            <text:p>20.2474016694</text:p>
          </table:table-cell>
          <table:table-cell table:formula="of:=2*[.$H$93]*[.N104]/3" office:value-type="float" office:value="13.4982677795823">
            <text:p>13.4982677796</text:p>
          </table:table-cell>
          <table:table-cell table:formula="of:=[.$D$93]/[.O104]" office:value-type="float" office:value="1.48167159865152">
            <text:p>1.4816715987</text:p>
          </table:table-cell>
          <table:table-cell table:formula="of:=1/(1+[.P104])" office:value-type="float" office:value="0.402954202539681">
            <text:p>0.40295420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456834826968573">
            <text:p>0.456834827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18897496636961">
            <text:p>1.1889749664</text:p>
          </table:table-cell>
          <table:table-cell table:formula="of:=-LN([.$A$90])/LN([.D105])" office:value-type="float" office:value="16.7498139250529">
            <text:p>16.7498139251</text:p>
          </table:table-cell>
          <table:table-cell/>
          <table:table-cell table:formula="of:=LN([.$G$93])/LN([.J105])" office:value-type="float" office:value="16.8212120235529">
            <text:p>16.8212120236</text:p>
          </table:table-cell>
          <table:table-cell table:formula="of:=2*[.$H$93]*[.N105]/3" office:value-type="float" office:value="11.2141413490353">
            <text:p>11.214141349</text:p>
          </table:table-cell>
          <table:table-cell table:formula="of:=[.$D$93]/[.O105]" office:value-type="float" office:value="1.78346244955442">
            <text:p>1.7834624496</text:p>
          </table:table-cell>
          <table:table-cell table:formula="of:=1/(1+[.P105])" office:value-type="float" office:value="0.359264771170195">
            <text:p>0.35926477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41775142704296">
            <text:p>0.417751427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1.39376800476414">
            <text:p>1.3937680048</text:p>
          </table:table-cell>
          <table:table-cell table:formula="of:=-LN([.$A$90])/LN([.D106])" office:value-type="float" office:value="15.0336052205682">
            <text:p>15.0336052206</text:p>
          </table:table-cell>
          <table:table-cell/>
          <table:table-cell table:formula="of:=LN([.$G$93])/LN([.J106])" office:value-type="float" office:value="14.3495904136388">
            <text:p>14.3495904136</text:p>
          </table:table-cell>
          <table:table-cell table:formula="of:=2*[.$H$93]*[.N106]/3" office:value-type="float" office:value="9.56639360909251">
            <text:p>9.5663936091</text:p>
          </table:table-cell>
          <table:table-cell table:formula="of:=[.$D$93]/[.O106]" office:value-type="float" office:value="2.09065200714622">
            <text:p>2.0906520071</text:p>
          </table:table-cell>
          <table:table-cell table:formula="of:=1/(1+[.P106])" office:value-type="float" office:value="0.323556323289648">
            <text:p>0.32355632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356524107182724">
            <text:p>0.3565241072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1.80485941862968">
            <text:p>1.8048594186</text:p>
          </table:table-cell>
          <table:table-cell table:formula="of:=-LN([.$A$90])/LN([.D107])" office:value-type="float" office:value="12.7234400237976">
            <text:p>12.7234400238</text:p>
          </table:table-cell>
          <table:table-cell/>
          <table:table-cell table:formula="of:=LN([.$G$93])/LN([.J107])" office:value-type="float" office:value="11.081195462406">
            <text:p>11.0811954624</text:p>
          </table:table-cell>
          <table:table-cell table:formula="of:=2*[.$H$93]*[.N107]/3" office:value-type="float" office:value="7.38746364160402">
            <text:p>7.3874636416</text:p>
          </table:table-cell>
          <table:table-cell table:formula="of:=[.$D$93]/[.O107]" office:value-type="float" office:value="2.70728912794452">
            <text:p>2.7072891279</text:p>
          </table:table-cell>
          <table:table-cell table:formula="of:=1/(1+[.P107])" office:value-type="float" office:value="0.269738875358352">
            <text:p>0.26973887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293804236147603">
            <text:p>0.2938042361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2.40362689494244">
            <text:p>2.4036268949</text:p>
          </table:table-cell>
          <table:table-cell table:formula="of:=-LN([.$A$90])/LN([.D108])" office:value-type="float" office:value="10.7135187202254">
            <text:p>10.7135187202</text:p>
          </table:table-cell>
          <table:table-cell/>
          <table:table-cell table:formula="of:=LN([.$G$93])/LN([.J108])" office:value-type="float" office:value="8.320758950602">
            <text:p>8.3207589506</text:p>
          </table:table-cell>
          <table:table-cell table:formula="of:=2*[.$H$93]*[.N108]/3" office:value-type="float" office:value="5.54717263373467">
            <text:p>5.5471726337</text:p>
          </table:table-cell>
          <table:table-cell table:formula="of:=[.$D$93]/[.O108]" office:value-type="float" office:value="3.60544034241366">
            <text:p>3.6054403424</text:p>
          </table:table-cell>
          <table:table-cell table:formula="of:=1/(1+[.P108])" office:value-type="float" office:value="0.217134503033408">
            <text:p>0.2171345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231814760360026">
            <text:p>0.2318147604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3.31378915840787">
            <text:p>3.3137891584</text:p>
          </table:table-cell>
          <table:table-cell table:formula="of:=-LN([.$A$90])/LN([.D109])" office:value-type="float" office:value="8.97675038194729">
            <text:p>8.9767503819</text:p>
          </table:table-cell>
          <table:table-cell/>
          <table:table-cell table:formula="of:=LN([.$G$93])/LN([.J109])" office:value-type="float" office:value="6.03538699776817">
            <text:p>6.0353869978</text:p>
          </table:table-cell>
          <table:table-cell table:formula="of:=2*[.$H$93]*[.N109]/3" office:value-type="float" office:value="4.02359133184545">
            <text:p>4.0235913318</text:p>
          </table:table-cell>
          <table:table-cell table:formula="of:=[.$D$93]/[.O109]" office:value-type="float" office:value="4.97068373761181">
            <text:p>4.9706837376</text:p>
          </table:table-cell>
          <table:table-cell table:formula="of:=1/(1+[.P109])" office:value-type="float" office:value="0.167485005729007">
            <text:p>0.16748500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72556391277347">
            <text:p>0.1725563913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4.79520696160547">
            <text:p>4.7952069616</text:p>
          </table:table-cell>
          <table:table-cell table:formula="of:=-LN([.$A$90])/LN([.D110])" office:value-type="float" office:value="7.46848630363508">
            <text:p>7.4684863036</text:p>
          </table:table-cell>
          <table:table-cell/>
          <table:table-cell table:formula="of:=LN([.$G$93])/LN([.J110])" office:value-type="float" office:value="4.17083144901505">
            <text:p>4.170831449</text:p>
          </table:table-cell>
          <table:table-cell table:formula="of:=2*[.$H$93]*[.N110]/3" office:value-type="float" office:value="2.78055429934337">
            <text:p>2.7805542993</text:p>
          </table:table-cell>
          <table:table-cell table:formula="of:=[.$D$93]/[.O110]" office:value-type="float" office:value="7.1928104424082">
            <text:p>7.1928104424</text:p>
          </table:table-cell>
          <table:table-cell table:formula="of:=1/(1+[.P110])" office:value-type="float" office:value="0.122058237161662">
            <text:p>0.12205823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156239614332225">
            <text:p>0.1562396143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5.40042542522935">
            <text:p>5.4004254252</text:p>
          </table:table-cell>
          <table:table-cell table:formula="of:=-LN([.$A$90])/LN([.D111])" office:value-type="float" office:value="7.06885078558679">
            <text:p>7.0688507856</text:p>
          </table:table-cell>
          <table:table-cell/>
          <table:table-cell table:formula="of:=LN([.$G$93])/LN([.J111])" office:value-type="float" office:value="3.70341193983817">
            <text:p>3.7034119398</text:p>
          </table:table-cell>
          <table:table-cell table:formula="of:=2*[.$H$93]*[.N111]/3" office:value-type="float" office:value="2.46894129322545">
            <text:p>2.4689412932</text:p>
          </table:table-cell>
          <table:table-cell table:formula="of:=[.$D$93]/[.O111]" office:value-type="float" office:value="8.10063813784402">
            <text:p>8.1006381378</text:p>
          </table:table-cell>
          <table:table-cell table:formula="of:=1/(1+[.P111])" office:value-type="float" office:value="0.109882404382349">
            <text:p>0.109882404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127301948440854">
            <text:p>0.127301948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6.85533931135868">
            <text:p>6.8553393114</text:p>
          </table:table-cell>
          <table:table-cell table:formula="of:=-LN([.$A$90])/LN([.D112])" office:value-type="float" office:value="6.3663909203265">
            <text:p>6.3663909203</text:p>
          </table:table-cell>
          <table:table-cell/>
          <table:table-cell table:formula="of:=LN([.$G$93])/LN([.J112])" office:value-type="float" office:value="2.91743400167834">
            <text:p>2.9174340017</text:p>
          </table:table-cell>
          <table:table-cell table:formula="of:=2*[.$H$93]*[.N112]/3" office:value-type="float" office:value="1.94495600111889">
            <text:p>1.9449560011</text:p>
          </table:table-cell>
          <table:table-cell table:formula="of:=[.$D$93]/[.O112]" office:value-type="float" office:value="10.283008967038">
            <text:p>10.283008967</text:p>
          </table:table-cell>
          <table:table-cell table:formula="of:=1/(1+[.P112])" office:value-type="float" office:value="0.0886288403139076">
            <text:p>0.08862884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926337034163984">
            <text:p>0.0926337034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9.79520696160547">
            <text:p>9.7952069616</text:p>
          </table:table-cell>
          <table:table-cell table:formula="of:=-LN([.$A$90])/LN([.D113])" office:value-type="float" office:value="5.51567863713698">
            <text:p>5.5156786371</text:p>
          </table:table-cell>
          <table:table-cell/>
          <table:table-cell table:formula="of:=LN([.$G$93])/LN([.J113])" office:value-type="float" office:value="2.04181494871875">
            <text:p>2.0418149487</text:p>
          </table:table-cell>
          <table:table-cell table:formula="of:=2*[.$H$93]*[.N113]/3" office:value-type="float" office:value="1.3612099658125">
            <text:p>1.3612099658</text:p>
          </table:table-cell>
          <table:table-cell table:formula="of:=[.$D$93]/[.O113]" office:value-type="float" office:value="14.6928104424082">
            <text:p>14.6928104424</text:p>
          </table:table-cell>
          <table:table-cell table:formula="of:=1/(1+[.P113])" office:value-type="float" office:value="0.063723448624448">
            <text:p>0.0637234486</text:p>
          </table:table-cell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5159585774371">
            <text:p>0.9951595858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486395779613819">
            <text:p>0.0048639578</text:p>
          </table:table-cell>
          <table:table-cell table:formula="of:=-LN([.$A$142])/LN([.D149])" office:value-type="float" office:value="2704.43359738156">
            <text:p>2704.43359738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81161989775292">
            <text:p>0.9811619898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191996942615178">
            <text:p>0.0191996943</text:p>
          </table:table-cell>
          <table:table-cell table:formula="of:=-LN([.$A$142])/LN([.D150])" office:value-type="float" office:value="690.007694734222">
            <text:p>690.007694734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59433135487902">
            <text:p>0.959433135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422821174416379">
            <text:p>0.0422821174</text:p>
          </table:table-cell>
          <table:table-cell table:formula="of:=-LN([.$A$142])/LN([.D151])" office:value-type="float" office:value="316.868456689811">
            <text:p>316.868456689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931938195263869">
            <text:p>0.9319381953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0730325305712569">
            <text:p>0.0730325306</text:p>
          </table:table-cell>
          <table:table-cell table:formula="of:=-LN([.$A$142])/LN([.D152])" office:value-type="float" office:value="186.162439860239">
            <text:p>186.162439860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900762856253815">
            <text:p>0.900762856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10170110875689">
            <text:p>0.1101701109</text:p>
          </table:table-cell>
          <table:table-cell table:formula="of:=-LN([.$A$142])/LN([.D153])" office:value-type="float" office:value="125.556927430695">
            <text:p>125.556927430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867784386961098">
            <text:p>0.867784387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152359981379601">
            <text:p>0.1523599814</text:p>
          </table:table-cell>
          <table:table-cell table:formula="of:=-LN([.$A$142])/LN([.D154])" office:value-type="float" office:value="92.5335206294177">
            <text:p>92.533520629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834494688452496">
            <text:p>0.8344946885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198329976017487">
            <text:p>0.198329976</text:p>
          </table:table-cell>
          <table:table-cell table:formula="of:=-LN([.$A$142])/LN([.D155])" office:value-type="float" office:value="72.5277350163713">
            <text:p>72.527735016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801959818856714">
            <text:p>0.8019598189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246945266441921">
            <text:p>0.2469452664</text:p>
          </table:table-cell>
          <table:table-cell table:formula="of:=-LN([.$A$142])/LN([.D156])" office:value-type="float" office:value="59.4587912025637">
            <text:p>59.458791202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770865156591522">
            <text:p>0.7708651566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297243741592403">
            <text:p>0.2972437416</text:p>
          </table:table-cell>
          <table:table-cell table:formula="of:=-LN([.$A$142])/LN([.D157])" office:value-type="float" office:value="50.4237314168805">
            <text:p>50.423731416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741596597493056">
            <text:p>0.74159659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348442001191036">
            <text:p>0.3484420012</text:p>
          </table:table-cell>
          <table:table-cell table:formula="of:=-LN([.$A$142])/LN([.D158])" office:value-type="float" office:value="43.8948648221651">
            <text:p>43.894864822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689077841775582">
            <text:p>0.6890778418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45121485465742">
            <text:p>0.4512148547</text:p>
          </table:table-cell>
          <table:table-cell table:formula="of:=-LN([.$A$142])/LN([.D159])" office:value-type="float" office:value="35.2371827496057">
            <text:p>35.237182749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624646011646804">
            <text:p>0.6246460116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0.60090672373561">
            <text:p>0.6009067237</text:p>
          </table:table-cell>
          <table:table-cell table:formula="of:=-LN([.$A$142])/LN([.D160])" office:value-type="float" office:value="27.8860926260912">
            <text:p>27.8860926261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546912129043484">
            <text:p>0.546912129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0.828447289601968">
            <text:p>0.8284472896</text:p>
          </table:table-cell>
          <table:table-cell table:formula="of:=-LN([.$A$142])/LN([.D161])" office:value-type="float" office:value="21.7449513019983">
            <text:p>21.74495130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45479316376085">
            <text:p>0.4547931638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19880174040137">
            <text:p>1.1988017404</text:p>
          </table:table-cell>
          <table:table-cell table:formula="of:=-LN([.$A$142])/LN([.D162])" office:value-type="float" office:value="16.6545937133901">
            <text:p>16.65459371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425512657040456">
            <text:p>0.425512657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1.35010635630734">
            <text:p>1.3501063563</text:p>
          </table:table-cell>
          <table:table-cell table:formula="of:=-LN([.$A$142])/LN([.D163])" office:value-type="float" office:value="15.3574823762408">
            <text:p>15.357482376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36848226345302">
            <text:p>0.3684822635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1.71383482783967">
            <text:p>1.7138348278</text:p>
          </table:table-cell>
          <table:table-cell table:formula="of:=-LN([.$A$142])/LN([.D164])" office:value-type="float" office:value="13.1438838551115">
            <text:p>13.143883855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289955780375946">
            <text:p>0.2899557804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2.44880174040137">
            <text:p>2.4488017404</text:p>
          </table:table-cell>
          <table:table-cell table:formula="of:=-LN([.$A$142])/LN([.D165])" office:value-type="float" office:value="10.5994174415895">
            <text:p>10.5994174416</text:p>
          </table:table-cell>
          <table:table-cell table:number-columns-repeated="5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100000">
            <text:p>1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195]/[.E195]" office:value-type="float" office:value="0.333333333333333">
            <text:p>0.3333333333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195]*[.A195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99]+[.B199]" office:value-type="float" office:value="1">
            <text:p>1</text:p>
          </table:table-cell>
          <table:table-cell table:formula="of:=1/(1+[.K199])" office:value-type="float" office:value="0.911345116329166">
            <text:p>0.9113451163</text:p>
          </table:table-cell>
          <table:table-cell office:value-type="float" office:value="0.469307">
            <text:p>0.469307</text:p>
          </table:table-cell>
          <table:table-cell table:formula="of:=1/([.$E$195]*[.C199])" office:value-type="float" office:value="0.0333333333333333">
            <text:p>0.0333333333</text:p>
          </table:table-cell>
          <table:table-cell table:formula="of:=[.C199]*[.$F$195]" office:value-type="float" office:value="10">
            <text:p>10</text:p>
          </table:table-cell>
          <table:table-cell table:formula="of:=1/(3*[.C199])" office:value-type="float" office:value="0.333333333333333">
            <text:p>0.3333333333</text:p>
          </table:table-cell>
          <table:table-cell table:formula="of:=1/(10/(9*[.$B$195]*[.C199])+[.A199])" office:value-type="float" office:value="0.0089197224975223">
            <text:p>0.0089197225</text:p>
          </table:table-cell>
          <table:table-cell table:formula="of:=10*[.I199]*[.H199]/(3*[.$B$195])" office:value-type="float" office:value="0.991080277502478">
            <text:p>0.9910802775</text:p>
          </table:table-cell>
          <table:table-cell table:formula="of:=[.$D$195]*LN([.J199])/(LN([.$G$195])*[.$H$195])" office:value-type="float" office:value="0.0972791559227639">
            <text:p>0.0972791559</text:p>
          </table:table-cell>
          <table:table-cell table:formula="of:=-LN([.$A$192])/LN([.D199])" office:value-type="float" office:value="124.016766071589">
            <text:p>124.01676607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00]+[.B200]" office:value-type="float" office:value="2">
            <text:p>2</text:p>
          </table:table-cell>
          <table:table-cell table:formula="of:=1/(1+[.K200])" office:value-type="float" office:value="0.7225465449463">
            <text:p>0.7225465449</text:p>
          </table:table-cell>
          <table:table-cell office:value-type="float" office:value="0.256027">
            <text:p>0.256027</text:p>
          </table:table-cell>
          <table:table-cell table:formula="of:=1/([.$E$195]*[.C200])" office:value-type="float" office:value="0.0166666666666667">
            <text:p>0.0166666667</text:p>
          </table:table-cell>
          <table:table-cell table:formula="of:=[.C200]*[.$F$195]" office:value-type="float" office:value="20">
            <text:p>20</text:p>
          </table:table-cell>
          <table:table-cell table:formula="of:=1/(3*[.C200])" office:value-type="float" office:value="0.166666666666667">
            <text:p>0.1666666667</text:p>
          </table:table-cell>
          <table:table-cell table:formula="of:=1/(10/(9*[.$B$195]*[.C200])+[.A200])" office:value-type="float" office:value="0.0173745173745174">
            <text:p>0.0173745174</text:p>
          </table:table-cell>
          <table:table-cell table:formula="of:=10*[.I200]*[.H200]/(3*[.$B$195])" office:value-type="float" office:value="0.965250965250965">
            <text:p>0.9652509653</text:p>
          </table:table-cell>
          <table:table-cell table:formula="of:=[.$D$195]*LN([.J200])/(LN([.$G$195])*[.$H$195])" office:value-type="float" office:value="0.383993885230356">
            <text:p>0.3839938852</text:p>
          </table:table-cell>
          <table:table-cell table:formula="of:=-LN([.$A$192])/LN([.D200])" office:value-type="float" office:value="35.4272813815589">
            <text:p>35.427281381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01]+[.B201]" office:value-type="float" office:value="3">
            <text:p>3</text:p>
          </table:table-cell>
          <table:table-cell table:formula="of:=1/(1+[.K201])" office:value-type="float" office:value="0.541816782992887">
            <text:p>0.541816783</text:p>
          </table:table-cell>
          <table:table-cell office:value-type="float" office:value="0.173761">
            <text:p>0.173761</text:p>
          </table:table-cell>
          <table:table-cell table:formula="of:=1/([.$E$195]*[.C201])" office:value-type="float" office:value="0.0111111111111111">
            <text:p>0.0111111111</text:p>
          </table:table-cell>
          <table:table-cell table:formula="of:=[.C201]*[.$F$195]" office:value-type="float" office:value="30">
            <text:p>30</text:p>
          </table:table-cell>
          <table:table-cell table:formula="of:=1/(3*[.C201])" office:value-type="float" office:value="0.111111111111111">
            <text:p>0.1111111111</text:p>
          </table:table-cell>
          <table:table-cell table:formula="of:=1/(10/(9*[.$B$195]*[.C201])+[.A201])" office:value-type="float" office:value="0.0249768732654949">
            <text:p>0.0249768733</text:p>
          </table:table-cell>
          <table:table-cell table:formula="of:=10*[.I201]*[.H201]/(3*[.$B$195])" office:value-type="float" office:value="0.925069380203515">
            <text:p>0.9250693802</text:p>
          </table:table-cell>
          <table:table-cell table:formula="of:=[.$D$195]*LN([.J201])/(LN([.$G$195])*[.$H$195])" office:value-type="float" office:value="0.845642348832758">
            <text:p>0.8456423488</text:p>
          </table:table-cell>
          <table:table-cell table:formula="of:=-LN([.$A$192])/LN([.D201])" office:value-type="float" office:value="18.7865718206673">
            <text:p>18.786571820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02]+[.B202]" office:value-type="float" office:value="4">
            <text:p>4</text:p>
          </table:table-cell>
          <table:table-cell table:formula="of:=1/(1+[.K202])" office:value-type="float" office:value="0.406396582821171">
            <text:p>0.4063965828</text:p>
          </table:table-cell>
          <table:table-cell office:value-type="float" office:value="0.132091">
            <text:p>0.132091</text:p>
          </table:table-cell>
          <table:table-cell table:formula="of:=1/([.$E$195]*[.C202])" office:value-type="float" office:value="0.00833333333333333">
            <text:p>0.0083333333</text:p>
          </table:table-cell>
          <table:table-cell table:formula="of:=[.C202]*[.$F$195]" office:value-type="float" office:value="40">
            <text:p>40</text:p>
          </table:table-cell>
          <table:table-cell table:formula="of:=1/(3*[.C202])" office:value-type="float" office:value="0.0833333333333333">
            <text:p>0.0833333333</text:p>
          </table:table-cell>
          <table:table-cell table:formula="of:=1/(10/(9*[.$B$195]*[.C202])+[.A202])" office:value-type="float" office:value="0.0314685314685315">
            <text:p>0.0314685315</text:p>
          </table:table-cell>
          <table:table-cell table:formula="of:=10*[.I202]*[.H202]/(3*[.$B$195])" office:value-type="float" office:value="0.874125874125874">
            <text:p>0.8741258741</text:p>
          </table:table-cell>
          <table:table-cell table:formula="of:=[.$D$195]*LN([.J202])/(LN([.$G$195])*[.$H$195])" office:value-type="float" office:value="1.46065061142514">
            <text:p>1.4606506114</text:p>
          </table:table-cell>
          <table:table-cell table:formula="of:=-LN([.$A$192])/LN([.D202])" office:value-type="float" office:value="12.7860902896458">
            <text:p>12.786090289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03]+[.B203]" office:value-type="float" office:value="5">
            <text:p>5</text:p>
          </table:table-cell>
          <table:table-cell table:formula="of:=1/(1+[.K203])" office:value-type="float" office:value="0.312168105064283">
            <text:p>0.3121681051</text:p>
          </table:table-cell>
          <table:table-cell office:value-type="float" office:value="0.106909">
            <text:p>0.106909</text:p>
          </table:table-cell>
          <table:table-cell table:formula="of:=1/([.$E$195]*[.C203])" office:value-type="float" office:value="0.00666666666666667">
            <text:p>0.0066666667</text:p>
          </table:table-cell>
          <table:table-cell table:formula="of:=[.C203]*[.$F$195]" office:value-type="float" office:value="50">
            <text:p>50</text:p>
          </table:table-cell>
          <table:table-cell table:formula="of:=1/(3*[.C203])" office:value-type="float" office:value="0.0666666666666667">
            <text:p>0.0666666667</text:p>
          </table:table-cell>
          <table:table-cell table:formula="of:=1/(10/(9*[.$B$195]*[.C203])+[.A203])" office:value-type="float" office:value="0.036734693877551">
            <text:p>0.0367346939</text:p>
          </table:table-cell>
          <table:table-cell table:formula="of:=10*[.I203]*[.H203]/(3*[.$B$195])" office:value-type="float" office:value="0.816326530612245">
            <text:p>0.8163265306</text:p>
          </table:table-cell>
          <table:table-cell table:formula="of:=[.$D$195]*LN([.J203])/(LN([.$G$195])*[.$H$195])" office:value-type="float" office:value="2.20340221751378">
            <text:p>2.2034022175</text:p>
          </table:table-cell>
          <table:table-cell table:formula="of:=-LN([.$A$192])/LN([.D203])" office:value-type="float" office:value="9.88901612822245">
            <text:p>9.889016128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4]+[.B204]" office:value-type="float" office:value="6">
            <text:p>6</text:p>
          </table:table-cell>
          <table:table-cell table:formula="of:=1/(1+[.K204])" office:value-type="float" office:value="0.247084426768188">
            <text:p>0.2470844268</text:p>
          </table:table-cell>
          <table:table-cell office:value-type="float" office:value="0.0910476">
            <text:p>0.0910476</text:p>
          </table:table-cell>
          <table:table-cell table:formula="of:=1/([.$E$195]*[.C204])" office:value-type="float" office:value="0.00555555555555556">
            <text:p>0.0055555556</text:p>
          </table:table-cell>
          <table:table-cell table:formula="of:=[.C204]*[.$F$195]" office:value-type="float" office:value="60">
            <text:p>60</text:p>
          </table:table-cell>
          <table:table-cell table:formula="of:=1/(3*[.C204])" office:value-type="float" office:value="0.0555555555555556">
            <text:p>0.0555555556</text:p>
          </table:table-cell>
          <table:table-cell table:formula="of:=1/(10/(9*[.$B$195]*[.C204])+[.A204])" office:value-type="float" office:value="0.040785498489426">
            <text:p>0.0407854985</text:p>
          </table:table-cell>
          <table:table-cell table:formula="of:=10*[.I204]*[.H204]/(3*[.$B$195])" office:value-type="float" office:value="0.755287009063444">
            <text:p>0.7552870091</text:p>
          </table:table-cell>
          <table:table-cell table:formula="of:=[.$D$195]*LN([.J204])/(LN([.$G$195])*[.$H$195])" office:value-type="float" office:value="3.04719962759203">
            <text:p>3.0471996276</text:p>
          </table:table-cell>
          <table:table-cell table:formula="of:=-LN([.$A$192])/LN([.D204])" office:value-type="float" office:value="8.23513448185418">
            <text:p>8.235134481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05]+[.B205]" office:value-type="float" office:value="7">
            <text:p>7</text:p>
          </table:table-cell>
          <table:table-cell table:formula="of:=1/(1+[.K205])" office:value-type="float" office:value="0.201345003941365">
            <text:p>0.2013450039</text:p>
          </table:table-cell>
          <table:table-cell office:value-type="float" office:value="0.0778744">
            <text:p>0.0778744</text:p>
          </table:table-cell>
          <table:table-cell table:formula="of:=1/([.$E$195]*[.C205])" office:value-type="float" office:value="0.00476190476190476">
            <text:p>0.0047619048</text:p>
          </table:table-cell>
          <table:table-cell table:formula="of:=[.C205]*[.$F$195]" office:value-type="float" office:value="70">
            <text:p>70</text:p>
          </table:table-cell>
          <table:table-cell table:formula="of:=1/(3*[.C205])" office:value-type="float" office:value="0.0476190476190476">
            <text:p>0.0476190476</text:p>
          </table:table-cell>
          <table:table-cell table:formula="of:=1/(10/(9*[.$B$195]*[.C205])+[.A205])" office:value-type="float" office:value="0.0437196391394865">
            <text:p>0.0437196391</text:p>
          </table:table-cell>
          <table:table-cell table:formula="of:=10*[.I205]*[.H205]/(3*[.$B$195])" office:value-type="float" office:value="0.693962526023595">
            <text:p>0.693962526</text:p>
          </table:table-cell>
          <table:table-cell table:formula="of:=[.$D$195]*LN([.J205])/(LN([.$G$195])*[.$H$195])" office:value-type="float" office:value="3.96659952034973">
            <text:p>3.9665995203</text:p>
          </table:table-cell>
          <table:table-cell table:formula="of:=-LN([.$A$192])/LN([.D205])" office:value-type="float" office:value="7.18329764881703">
            <text:p>7.183297648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06]+[.B206]" office:value-type="float" office:value="8">
            <text:p>8</text:p>
          </table:table-cell>
          <table:table-cell table:formula="of:=1/(1+[.K206])" office:value-type="float" office:value="0.168381198997087">
            <text:p>0.168381199</text:p>
          </table:table-cell>
          <table:table-cell office:value-type="float" office:value="0.0674792">
            <text:p>0.0674792</text:p>
          </table:table-cell>
          <table:table-cell table:formula="of:=1/([.$E$195]*[.C206])" office:value-type="float" office:value="0.00416666666666667">
            <text:p>0.0041666667</text:p>
          </table:table-cell>
          <table:table-cell table:formula="of:=[.C206]*[.$F$195]" office:value-type="float" office:value="80">
            <text:p>80</text:p>
          </table:table-cell>
          <table:table-cell table:formula="of:=1/(3*[.C206])" office:value-type="float" office:value="0.0416666666666667">
            <text:p>0.0416666667</text:p>
          </table:table-cell>
          <table:table-cell table:formula="of:=1/(10/(9*[.$B$195]*[.C206])+[.A206])" office:value-type="float" office:value="0.0456852791878173">
            <text:p>0.0456852792</text:p>
          </table:table-cell>
          <table:table-cell table:formula="of:=10*[.I206]*[.H206]/(3*[.$B$195])" office:value-type="float" office:value="0.634517766497462">
            <text:p>0.6345177665</text:p>
          </table:table-cell>
          <table:table-cell table:formula="of:=[.$D$195]*LN([.J206])/(LN([.$G$195])*[.$H$195])" office:value-type="float" office:value="4.93890532883842">
            <text:p>4.9389053288</text:p>
          </table:table-cell>
          <table:table-cell table:formula="of:=-LN([.$A$192])/LN([.D206])" office:value-type="float" office:value="6.4623996713231">
            <text:p>6.46239967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7]+[.B207]" office:value-type="float" office:value="9">
            <text:p>9</text:p>
          </table:table-cell>
          <table:table-cell table:formula="of:=1/(1+[.K207])" office:value-type="float" office:value="0.143991076039868">
            <text:p>0.143991076</text:p>
          </table:table-cell>
          <table:table-cell office:value-type="float" office:value="0.0598244">
            <text:p>0.0598244</text:p>
          </table:table-cell>
          <table:table-cell table:formula="of:=1/([.$E$195]*[.C207])" office:value-type="float" office:value="0.0037037037037037">
            <text:p>0.0037037037</text:p>
          </table:table-cell>
          <table:table-cell table:formula="of:=[.C207]*[.$F$195]" office:value-type="float" office:value="90">
            <text:p>90</text:p>
          </table:table-cell>
          <table:table-cell table:formula="of:=1/(3*[.C207])" office:value-type="float" office:value="0.037037037037037">
            <text:p>0.037037037</text:p>
          </table:table-cell>
          <table:table-cell table:formula="of:=1/(10/(9*[.$B$195]*[.C207])+[.A207])" office:value-type="float" office:value="0.0468478889531521">
            <text:p>0.046847889</text:p>
          </table:table-cell>
          <table:table-cell table:formula="of:=10*[.I207]*[.H207]/(3*[.$B$195])" office:value-type="float" office:value="0.578368999421631">
            <text:p>0.5783689994</text:p>
          </table:table-cell>
          <table:table-cell table:formula="of:=[.$D$195]*LN([.J207])/(LN([.$G$195])*[.$H$195])" office:value-type="float" office:value="5.94487483184807">
            <text:p>5.9448748318</text:p>
          </table:table-cell>
          <table:table-cell table:formula="of:=-LN([.$A$192])/LN([.D207])" office:value-type="float" office:value="5.94060989686503">
            <text:p>5.940609896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08]+[.B208]" office:value-type="float" office:value="10">
            <text:p>10</text:p>
          </table:table-cell>
          <table:table-cell table:formula="of:=1/(1+[.K208])" office:value-type="float" office:value="0.125488778418285">
            <text:p>0.1254887784</text:p>
          </table:table-cell>
          <table:table-cell office:value-type="float" office:value="0.0565463">
            <text:p>0.0565463</text:p>
          </table:table-cell>
          <table:table-cell table:formula="of:=1/([.$E$195]*[.C208])" office:value-type="float" office:value="0.00333333333333333">
            <text:p>0.0033333333</text:p>
          </table:table-cell>
          <table:table-cell table:formula="of:=[.C208]*[.$F$195]" office:value-type="float" office:value="100">
            <text:p>100</text:p>
          </table:table-cell>
          <table:table-cell table:formula="of:=1/(3*[.C208])" office:value-type="float" office:value="0.0333333333333333">
            <text:p>0.0333333333</text:p>
          </table:table-cell>
          <table:table-cell table:formula="of:=1/(10/(9*[.$B$195]*[.C208])+[.A208])" office:value-type="float" office:value="0.0473684210526316">
            <text:p>0.0473684211</text:p>
          </table:table-cell>
          <table:table-cell table:formula="of:=10*[.I208]*[.H208]/(3*[.$B$195])" office:value-type="float" office:value="0.526315789473684">
            <text:p>0.5263157895</text:p>
          </table:table-cell>
          <table:table-cell table:formula="of:=[.$D$195]*LN([.J208])/(LN([.$G$195])*[.$H$195])" office:value-type="float" office:value="6.96884002382072">
            <text:p>6.9688400238</text:p>
          </table:table-cell>
          <table:table-cell table:formula="of:=-LN([.$A$192])/LN([.D208])" office:value-type="float" office:value="5.54695710420562">
            <text:p>5.546957104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09]+[.B209]" office:value-type="float" office:value="12">
            <text:p>12</text:p>
          </table:table-cell>
          <table:table-cell table:formula="of:=1/(1+[.K209])" office:value-type="float" office:value="0.0997576179863523">
            <text:p>0.099757618</text:p>
          </table:table-cell>
          <table:table-cell office:value-type="float" office:value="0.0470472">
            <text:p>0.0470472</text:p>
          </table:table-cell>
          <table:table-cell table:formula="of:=1/([.$E$195]*[.C209])" office:value-type="float" office:value="0.00277777777777778">
            <text:p>0.0027777778</text:p>
          </table:table-cell>
          <table:table-cell table:formula="of:=[.C209]*[.$F$195]" office:value-type="float" office:value="120">
            <text:p>120</text:p>
          </table:table-cell>
          <table:table-cell table:formula="of:=1/(3*[.C209])" office:value-type="float" office:value="0.0277777777777778">
            <text:p>0.0277777778</text:p>
          </table:table-cell>
          <table:table-cell table:formula="of:=1/(10/(9*[.$B$195]*[.C209])+[.A209])" office:value-type="float" office:value="0.0470383275261324">
            <text:p>0.0470383275</text:p>
          </table:table-cell>
          <table:table-cell table:formula="of:=10*[.I209]*[.H209]/(3*[.$B$195])" office:value-type="float" office:value="0.435540069686411">
            <text:p>0.4355400697</text:p>
          </table:table-cell>
          <table:table-cell table:formula="of:=[.$D$195]*LN([.J209])/(LN([.$G$195])*[.$H$195])" office:value-type="float" office:value="9.0242970931484">
            <text:p>9.0242970931</text:p>
          </table:table-cell>
          <table:table-cell table:formula="of:=-LN([.$A$192])/LN([.D209])" office:value-type="float" office:value="4.99473590051587">
            <text:p>4.994735900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10]+[.B210]" office:value-type="float" office:value="15">
            <text:p>15</text:p>
          </table:table-cell>
          <table:table-cell table:formula="of:=1/(1+[.K210])" office:value-type="float" office:value="0.0768159218160256">
            <text:p>0.0768159218</text:p>
          </table:table-cell>
          <table:table-cell office:value-type="float" office:value="0.0392508">
            <text:p>0.0392508</text:p>
          </table:table-cell>
          <table:table-cell table:formula="of:=1/([.$E$195]*[.C210])" office:value-type="float" office:value="0.00222222222222222">
            <text:p>0.0022222222</text:p>
          </table:table-cell>
          <table:table-cell table:formula="of:=[.C210]*[.$F$195]" office:value-type="float" office:value="150">
            <text:p>150</text:p>
          </table:table-cell>
          <table:table-cell table:formula="of:=1/(3*[.C210])" office:value-type="float" office:value="0.0222222222222222">
            <text:p>0.0222222222</text:p>
          </table:table-cell>
          <table:table-cell table:formula="of:=1/(10/(9*[.$B$195]*[.C210])+[.A210])" office:value-type="float" office:value="0.0446280991735537">
            <text:p>0.0446280992</text:p>
          </table:table-cell>
          <table:table-cell table:formula="of:=10*[.I210]*[.H210]/(3*[.$B$195])" office:value-type="float" office:value="0.330578512396694">
            <text:p>0.3305785124</text:p>
          </table:table-cell>
          <table:table-cell table:formula="of:=[.$D$195]*LN([.J210])/(LN([.$G$195])*[.$H$195])" office:value-type="float" office:value="12.0181344747122">
            <text:p>12.0181344747</text:p>
          </table:table-cell>
          <table:table-cell table:formula="of:=-LN([.$A$192])/LN([.D210])" office:value-type="float" office:value="4.48612049022571">
            <text:p>4.486120490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1]+[.B211]" office:value-type="float" office:value="20">
            <text:p>20</text:p>
          </table:table-cell>
          <table:table-cell table:formula="of:=1/(1+[.K211])" office:value-type="float" office:value="0.0569186114999062">
            <text:p>0.0569186115</text:p>
          </table:table-cell>
          <table:table-cell office:value-type="float" office:value="0.0316337">
            <text:p>0.0316337</text:p>
          </table:table-cell>
          <table:table-cell table:formula="of:=1/([.$E$195]*[.C211])" office:value-type="float" office:value="0.00166666666666667">
            <text:p>0.0016666667</text:p>
          </table:table-cell>
          <table:table-cell table:formula="of:=[.C211]*[.$F$195]" office:value-type="float" office:value="200">
            <text:p>200</text:p>
          </table:table-cell>
          <table:table-cell table:formula="of:=1/(3*[.C211])" office:value-type="float" office:value="0.0166666666666667">
            <text:p>0.0166666667</text:p>
          </table:table-cell>
          <table:table-cell table:formula="of:=1/(10/(9*[.$B$195]*[.C211])+[.A211])" office:value-type="float" office:value="0.0391304347826087">
            <text:p>0.0391304348</text:p>
          </table:table-cell>
          <table:table-cell table:formula="of:=10*[.I211]*[.H211]/(3*[.$B$195])" office:value-type="float" office:value="0.217391304347826">
            <text:p>0.2173913043</text:p>
          </table:table-cell>
          <table:table-cell table:formula="of:=[.$D$195]*LN([.J211])/(LN([.$G$195])*[.$H$195])" office:value-type="float" office:value="16.5689457920394">
            <text:p>16.568945792</text:p>
          </table:table-cell>
          <table:table-cell table:formula="of:=-LN([.$A$192])/LN([.D211])" office:value-type="float" office:value="4.01688472477597">
            <text:p>4.016884724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12]+[.B212]" office:value-type="float" office:value="30">
            <text:p>30</text:p>
          </table:table-cell>
          <table:table-cell table:formula="of:=1/(1+[.K212])" office:value-type="float" office:value="0.040038381099573">
            <text:p>0.0400383811</text:p>
          </table:table-cell>
          <table:table-cell office:value-type="float" office:value="0.0240165">
            <text:p>0.0240165</text:p>
          </table:table-cell>
          <table:table-cell table:formula="of:=1/([.$E$195]*[.C212])" office:value-type="float" office:value="0.00111111111111111">
            <text:p>0.0011111111</text:p>
          </table:table-cell>
          <table:table-cell table:formula="of:=[.C212]*[.$F$195]" office:value-type="float" office:value="300">
            <text:p>300</text:p>
          </table:table-cell>
          <table:table-cell table:formula="of:=1/(3*[.C212])" office:value-type="float" office:value="0.0111111111111111">
            <text:p>0.0111111111</text:p>
          </table:table-cell>
          <table:table-cell table:formula="of:=1/(10/(9*[.$B$195]*[.C212])+[.A212])" office:value-type="float" office:value="0.0296703296703297">
            <text:p>0.0296703297</text:p>
          </table:table-cell>
          <table:table-cell table:formula="of:=10*[.I212]*[.H212]/(3*[.$B$195])" office:value-type="float" office:value="0.10989010989011">
            <text:p>0.1098901099</text:p>
          </table:table-cell>
          <table:table-cell table:formula="of:=[.$D$195]*LN([.J212])/(LN([.$G$195])*[.$H$195])" office:value-type="float" office:value="23.9760348080273">
            <text:p>23.976034808</text:p>
          </table:table-cell>
          <table:table-cell table:formula="of:=-LN([.$A$192])/LN([.D212])" office:value-type="float" office:value="3.57775739176084">
            <text:p>3.577757391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13]+[.B213]" office:value-type="float" office:value="35">
            <text:p>35</text:p>
          </table:table-cell>
          <table:table-cell table:formula="of:=1/(1+[.K213])" office:value-type="float" office:value="0.0357115727492808">
            <text:p>0.0357115727</text:p>
          </table:table-cell>
          <table:table-cell office:value-type="float" office:value="0.0205216">
            <text:p>0.0205216</text:p>
          </table:table-cell>
          <table:table-cell table:formula="of:=1/([.$E$195]*[.C213])" office:value-type="float" office:value="0.000952380952380952">
            <text:p>0.000952381</text:p>
          </table:table-cell>
          <table:table-cell table:formula="of:=[.C213]*[.$F$195]" office:value-type="float" office:value="350">
            <text:p>350</text:p>
          </table:table-cell>
          <table:table-cell table:formula="of:=1/(3*[.C213])" office:value-type="float" office:value="0.00952380952380952">
            <text:p>0.0095238095</text:p>
          </table:table-cell>
          <table:table-cell table:formula="of:=1/(10/(9*[.$B$195]*[.C213])+[.A213])" office:value-type="float" office:value="0.0261954261954262">
            <text:p>0.0261954262</text:p>
          </table:table-cell>
          <table:table-cell table:formula="of:=10*[.I213]*[.H213]/(3*[.$B$195])" office:value-type="float" office:value="0.0831600831600831">
            <text:p>0.0831600832</text:p>
          </table:table-cell>
          <table:table-cell table:formula="of:=[.$D$195]*LN([.J213])/(LN([.$G$195])*[.$H$195])" office:value-type="float" office:value="27.0021271261467">
            <text:p>27.0021271261</text:p>
          </table:table-cell>
          <table:table-cell table:formula="of:=-LN([.$A$192])/LN([.D213])" office:value-type="float" office:value="3.45496891621541">
            <text:p>3.454968916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14]+[.B214]" office:value-type="float" office:value="50">
            <text:p>50</text:p>
          </table:table-cell>
          <table:table-cell table:formula="of:=1/(1+[.K214])" office:value-type="float" office:value="0.0283473255039643">
            <text:p>0.0283473255</text:p>
          </table:table-cell>
          <table:table-cell office:value-type="float" office:value="0.0147863">
            <text:p>0.0147863</text:p>
          </table:table-cell>
          <table:table-cell table:formula="of:=1/([.$E$195]*[.C214])" office:value-type="float" office:value="0.000666666666666667">
            <text:p>0.0006666667</text:p>
          </table:table-cell>
          <table:table-cell table:formula="of:=[.C214]*[.$F$195]" office:value-type="float" office:value="500">
            <text:p>500</text:p>
          </table:table-cell>
          <table:table-cell table:formula="of:=1/(3*[.C214])" office:value-type="float" office:value="0.00666666666666667">
            <text:p>0.0066666667</text:p>
          </table:table-cell>
          <table:table-cell table:formula="of:=1/(10/(9*[.$B$195]*[.C214])+[.A214])" office:value-type="float" office:value="0.0191489361702128">
            <text:p>0.0191489362</text:p>
          </table:table-cell>
          <table:table-cell table:formula="of:=10*[.I214]*[.H214]/(3*[.$B$195])" office:value-type="float" office:value="0.0425531914893617">
            <text:p>0.0425531915</text:p>
          </table:table-cell>
          <table:table-cell table:formula="of:=[.$D$195]*LN([.J214])/(LN([.$G$195])*[.$H$195])" office:value-type="float" office:value="34.2766965567934">
            <text:p>34.2766965568</text:p>
          </table:table-cell>
          <table:table-cell table:formula="of:=-LN([.$A$192])/LN([.D214])" office:value-type="float" office:value="3.23104301472741">
            <text:p>3.2310430147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15]+[.B215]" office:value-type="float" office:value="100">
            <text:p>100</text:p>
          </table:table-cell>
          <table:table-cell table:formula="of:=1/(1+[.K215])" office:value-type="float" office:value="0.0200095906736358">
            <text:p>0.0200095907</text:p>
          </table:table-cell>
          <table:table-cell office:value-type="float" office:value="0.0151447">
            <text:p>0.0151447</text:p>
          </table:table-cell>
          <table:table-cell table:formula="of:=1/([.$E$195]*[.C215])" office:value-type="float" office:value="0.000333333333333333">
            <text:p>0.0003333333</text:p>
          </table:table-cell>
          <table:table-cell table:formula="of:=[.C215]*[.$F$195]" office:value-type="float" office:value="1000">
            <text:p>1000</text:p>
          </table:table-cell>
          <table:table-cell table:formula="of:=1/(3*[.C215])" office:value-type="float" office:value="0.00333333333333333">
            <text:p>0.0033333333</text:p>
          </table:table-cell>
          <table:table-cell table:formula="of:=1/(10/(9*[.$B$195]*[.C215])+[.A215])" office:value-type="float" office:value="0.00989010989010989">
            <text:p>0.0098901099</text:p>
          </table:table-cell>
          <table:table-cell table:formula="of:=10*[.I215]*[.H215]/(3*[.$B$195])" office:value-type="float" office:value="0.010989010989011">
            <text:p>0.010989011</text:p>
          </table:table-cell>
          <table:table-cell table:formula="of:=[.$D$195]*LN([.J215])/(LN([.$G$195])*[.$H$195])" office:value-type="float" office:value="48.9760348080273">
            <text:p>48.976034808</text:p>
          </table:table-cell>
          <table:table-cell table:formula="of:=-LN([.$A$192])/LN([.D215])" office:value-type="float" office:value="2.94332025447905">
            <text:p>2.9433202545</text:p>
          </table:table-cell>
          <table:table-cell table:number-columns-repeated="5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office:value-type="float" office:value="1">
            <text:p>1</text:p>
          </table:table-cell>
          <table:table-cell office:value-type="string" table:number-columns-spanned="3" table:number-rows-spanned="1">
            <text:p>measured in block 5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mu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911345116329166">
            <text:p>0.911345116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0972791559227639">
            <text:p>0.0972791559</text:p>
          </table:table-cell>
          <table:table-cell table:formula="of:=-LN([.$A$244])/LN([.D251])" office:value-type="float" office:value="148.841652439991">
            <text:p>148.84165244</text:p>
          </table:table-cell>
          <table:table-cell/>
          <table:table-cell table:formula="of:=LN([.$G$247])/LN([.J251])" office:value-type="float" office:value="1027.96944578134">
            <text:p>1027.9694457813</text:p>
          </table:table-cell>
          <table:table-cell table:formula="of:=2*[.$H$247]*[.N251]/3" office:value-type="float" office:value="685.312963854226">
            <text:p>685.3129638542</text:p>
          </table:table-cell>
          <table:table-cell table:formula="of:=[.$D$247]/[.O251]" office:value-type="float" office:value="0.145918733884146">
            <text:p>0.1459187339</text:p>
          </table:table-cell>
          <table:table-cell table:formula="of:=1/(1+[.P251])" office:value-type="float" office:value="0.872662231998296">
            <text:p>0.872662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7225465449463">
            <text:p>0.7225465449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383993885230356">
            <text:p>0.3839938852</text:p>
          </table:table-cell>
          <table:table-cell table:formula="of:=-LN([.$A$244])/LN([.D252])" office:value-type="float" office:value="42.5188889318712">
            <text:p>42.5188889319</text:p>
          </table:table-cell>
          <table:table-cell/>
          <table:table-cell table:formula="of:=LN([.$G$247])/LN([.J252])" office:value-type="float" office:value="260.420813576264">
            <text:p>260.4208135763</text:p>
          </table:table-cell>
          <table:table-cell table:formula="of:=2*[.$H$247]*[.N252]/3" office:value-type="float" office:value="173.61387571751">
            <text:p>173.6138757175</text:p>
          </table:table-cell>
          <table:table-cell table:formula="of:=[.$D$247]/[.O252]" office:value-type="float" office:value="0.575990827845534">
            <text:p>0.5759908278</text:p>
          </table:table-cell>
          <table:table-cell table:formula="of:=1/(1+[.P252])" office:value-type="float" office:value="0.634521459345709">
            <text:p>0.63452145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541816782992887">
            <text:p>0.541816783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0.845642348832758">
            <text:p>0.8456423488</text:p>
          </table:table-cell>
          <table:table-cell table:formula="of:=-LN([.$A$244])/LN([.D253])" office:value-type="float" office:value="22.5471481158972">
            <text:p>22.5471481159</text:p>
          </table:table-cell>
          <table:table-cell/>
          <table:table-cell table:formula="of:=LN([.$G$247])/LN([.J253])" office:value-type="float" office:value="118.253301928446">
            <text:p>118.2533019284</text:p>
          </table:table-cell>
          <table:table-cell table:formula="of:=2*[.$H$247]*[.N253]/3" office:value-type="float" office:value="78.8355346189637">
            <text:p>78.835534619</text:p>
          </table:table-cell>
          <table:table-cell table:formula="of:=[.$D$247]/[.O253]" office:value-type="float" office:value="1.26846352324914">
            <text:p>1.2684635232</text:p>
          </table:table-cell>
          <table:table-cell table:formula="of:=1/(1+[.P253])" office:value-type="float" office:value="0.440827013417299">
            <text:p>0.44082701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406396582821171">
            <text:p>0.4063965828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1.46065061142514">
            <text:p>1.4606506114</text:p>
          </table:table-cell>
          <table:table-cell table:formula="of:=-LN([.$A$244])/LN([.D254])" office:value-type="float" office:value="15.3455284091122">
            <text:p>15.3455284091</text:p>
          </table:table-cell>
          <table:table-cell/>
          <table:table-cell table:formula="of:=LN([.$G$247])/LN([.J254])" office:value-type="float" office:value="68.4626420704616">
            <text:p>68.4626420705</text:p>
          </table:table-cell>
          <table:table-cell table:formula="of:=2*[.$H$247]*[.N254]/3" office:value-type="float" office:value="45.6417613803077">
            <text:p>45.6417613803</text:p>
          </table:table-cell>
          <table:table-cell table:formula="of:=[.$D$247]/[.O254]" office:value-type="float" office:value="2.19097591713771">
            <text:p>2.1909759171</text:p>
          </table:table-cell>
          <table:table-cell table:formula="of:=1/(1+[.P254])" office:value-type="float" office:value="0.313383750290725">
            <text:p>0.31338375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312168105064283">
            <text:p>0.3121681051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2.20340221751378">
            <text:p>2.2034022175</text:p>
          </table:table-cell>
          <table:table-cell table:formula="of:=-LN([.$A$244])/LN([.D255])" office:value-type="float" office:value="11.8685363935445">
            <text:p>11.8685363935</text:p>
          </table:table-cell>
          <table:table-cell/>
          <table:table-cell table:formula="of:=LN([.$G$247])/LN([.J255])" office:value-type="float" office:value="45.3843602430587">
            <text:p>45.3843602431</text:p>
          </table:table-cell>
          <table:table-cell table:formula="of:=2*[.$H$247]*[.N255]/3" office:value-type="float" office:value="30.2562401620392">
            <text:p>30.256240162</text:p>
          </table:table-cell>
          <table:table-cell table:formula="of:=[.$D$247]/[.O255]" office:value-type="float" office:value="3.30510332627068">
            <text:p>3.3051033263</text:p>
          </table:table-cell>
          <table:table-cell table:formula="of:=1/(1+[.P255])" office:value-type="float" office:value="0.232282462048653">
            <text:p>0.2322824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247084426768188">
            <text:p>0.2470844268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3.04719962759203">
            <text:p>3.0471996276</text:p>
          </table:table-cell>
          <table:table-cell table:formula="of:=-LN([.$A$244])/LN([.D256])" office:value-type="float" office:value="9.88359125279211">
            <text:p>9.8835912528</text:p>
          </table:table-cell>
          <table:table-cell/>
          <table:table-cell table:formula="of:=LN([.$G$247])/LN([.J256])" office:value-type="float" office:value="32.8170163498683">
            <text:p>32.8170163499</text:p>
          </table:table-cell>
          <table:table-cell table:formula="of:=2*[.$H$247]*[.N256]/3" office:value-type="float" office:value="21.8780108999122">
            <text:p>21.8780108999</text:p>
          </table:table-cell>
          <table:table-cell table:formula="of:=[.$D$247]/[.O256]" office:value-type="float" office:value="4.57079944138804">
            <text:p>4.5707994414</text:p>
          </table:table-cell>
          <table:table-cell table:formula="of:=1/(1+[.P256])" office:value-type="float" office:value="0.179507449607778">
            <text:p>0.17950744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201345003941365">
            <text:p>0.2013450039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3.96659952034973">
            <text:p>3.9665995203</text:p>
          </table:table-cell>
          <table:table-cell table:formula="of:=-LN([.$A$244])/LN([.D257])" office:value-type="float" office:value="8.62120442167508">
            <text:p>8.6212044217</text:p>
          </table:table-cell>
          <table:table-cell/>
          <table:table-cell table:formula="of:=LN([.$G$247])/LN([.J257])" office:value-type="float" office:value="25.210510788138">
            <text:p>25.2105107881</text:p>
          </table:table-cell>
          <table:table-cell table:formula="of:=2*[.$H$247]*[.N257]/3" office:value-type="float" office:value="16.807007192092">
            <text:p>16.8070071921</text:p>
          </table:table-cell>
          <table:table-cell table:formula="of:=[.$D$247]/[.O257]" office:value-type="float" office:value="5.9498992805246">
            <text:p>5.9498992805</text:p>
          </table:table-cell>
          <table:table-cell table:formula="of:=1/(1+[.P257])" office:value-type="float" office:value="0.143886977297967">
            <text:p>0.14388697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68381198997087">
            <text:p>0.168381199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4.93890532883842">
            <text:p>4.9389053288</text:p>
          </table:table-cell>
          <table:table-cell table:formula="of:=-LN([.$A$244])/LN([.D258])" office:value-type="float" office:value="7.75600167845159">
            <text:p>7.7560016785</text:p>
          </table:table-cell>
          <table:table-cell/>
          <table:table-cell table:formula="of:=LN([.$G$247])/LN([.J258])" office:value-type="float" office:value="20.2474016693734">
            <text:p>20.2474016694</text:p>
          </table:table-cell>
          <table:table-cell table:formula="of:=2*[.$H$247]*[.N258]/3" office:value-type="float" office:value="13.4982677795823">
            <text:p>13.4982677796</text:p>
          </table:table-cell>
          <table:table-cell table:formula="of:=[.$D$247]/[.O258]" office:value-type="float" office:value="7.40835799325762">
            <text:p>7.4083579933</text:p>
          </table:table-cell>
          <table:table-cell table:formula="of:=1/(1+[.P258])" office:value-type="float" office:value="0.118929284504997">
            <text:p>0.11892928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143991076039868">
            <text:p>0.143991076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5.94487483184807">
            <text:p>5.9448748318</text:p>
          </table:table-cell>
          <table:table-cell table:formula="of:=-LN([.$A$244])/LN([.D259])" office:value-type="float" office:value="7.12976335022589">
            <text:p>7.1297633502</text:p>
          </table:table-cell>
          <table:table-cell/>
          <table:table-cell table:formula="of:=LN([.$G$247])/LN([.J259])" office:value-type="float" office:value="16.8212120235529">
            <text:p>16.8212120236</text:p>
          </table:table-cell>
          <table:table-cell table:formula="of:=2*[.$H$247]*[.N259]/3" office:value-type="float" office:value="11.2141413490353">
            <text:p>11.214141349</text:p>
          </table:table-cell>
          <table:table-cell table:formula="of:=[.$D$247]/[.O259]" office:value-type="float" office:value="8.9173122477721">
            <text:p>8.9173122478</text:p>
          </table:table-cell>
          <table:table-cell table:formula="of:=1/(1+[.P259])" office:value-type="float" office:value="0.100833771793829">
            <text:p>0.10083377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125488778418285">
            <text:p>0.1254887784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6.96884002382072">
            <text:p>6.9688400238</text:p>
          </table:table-cell>
          <table:table-cell table:formula="of:=-LN([.$A$244])/LN([.D260])" office:value-type="float" office:value="6.65731164870982">
            <text:p>6.6573116487</text:p>
          </table:table-cell>
          <table:table-cell/>
          <table:table-cell table:formula="of:=LN([.$G$247])/LN([.J260])" office:value-type="float" office:value="14.3495904136388">
            <text:p>14.3495904136</text:p>
          </table:table-cell>
          <table:table-cell table:formula="of:=2*[.$H$247]*[.N260]/3" office:value-type="float" office:value="9.56639360909251">
            <text:p>9.5663936091</text:p>
          </table:table-cell>
          <table:table-cell table:formula="of:=[.$D$247]/[.O260]" office:value-type="float" office:value="10.4532600357311">
            <text:p>10.4532600357</text:p>
          </table:table-cell>
          <table:table-cell table:formula="of:=1/(1+[.P260])" office:value-type="float" office:value="0.0873113853069143">
            <text:p>0.08731138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997576179863523">
            <text:p>0.099757618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9.0242970931484">
            <text:p>9.0242970931</text:p>
          </table:table-cell>
          <table:table-cell table:formula="of:=-LN([.$A$244])/LN([.D261])" office:value-type="float" office:value="5.99455032156687">
            <text:p>5.9945503216</text:p>
          </table:table-cell>
          <table:table-cell/>
          <table:table-cell table:formula="of:=LN([.$G$247])/LN([.J261])" office:value-type="float" office:value="11.081195462406">
            <text:p>11.0811954624</text:p>
          </table:table-cell>
          <table:table-cell table:formula="of:=2*[.$H$247]*[.N261]/3" office:value-type="float" office:value="7.38746364160402">
            <text:p>7.3874636416</text:p>
          </table:table-cell>
          <table:table-cell table:formula="of:=[.$D$247]/[.O261]" office:value-type="float" office:value="13.5364456397226">
            <text:p>13.5364456397</text:p>
          </table:table-cell>
          <table:table-cell table:formula="of:=1/(1+[.P261])" office:value-type="float" office:value="0.0687926075455047">
            <text:p>0.06879260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768159218160256">
            <text:p>0.0768159218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12.0181344747122">
            <text:p>12.0181344747</text:p>
          </table:table-cell>
          <table:table-cell table:formula="of:=-LN([.$A$244])/LN([.D262])" office:value-type="float" office:value="5.38412351782058">
            <text:p>5.3841235178</text:p>
          </table:table-cell>
          <table:table-cell/>
          <table:table-cell table:formula="of:=LN([.$G$247])/LN([.J262])" office:value-type="float" office:value="8.320758950602">
            <text:p>8.3207589506</text:p>
          </table:table-cell>
          <table:table-cell table:formula="of:=2*[.$H$247]*[.N262]/3" office:value-type="float" office:value="5.54717263373467">
            <text:p>5.5471726337</text:p>
          </table:table-cell>
          <table:table-cell table:formula="of:=[.$D$247]/[.O262]" office:value-type="float" office:value="18.0272017120683">
            <text:p>18.0272017121</text:p>
          </table:table-cell>
          <table:table-cell table:formula="of:=1/(1+[.P262])" office:value-type="float" office:value="0.0525563356678841">
            <text:p>0.05255633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569186114999062">
            <text:p>0.0569186115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16.5689457920394">
            <text:p>16.568945792</text:p>
          </table:table-cell>
          <table:table-cell table:formula="of:=-LN([.$A$244])/LN([.D263])" office:value-type="float" office:value="4.82095912540958">
            <text:p>4.8209591254</text:p>
          </table:table-cell>
          <table:table-cell/>
          <table:table-cell table:formula="of:=LN([.$G$247])/LN([.J263])" office:value-type="float" office:value="6.03538699776817">
            <text:p>6.0353869978</text:p>
          </table:table-cell>
          <table:table-cell table:formula="of:=2*[.$H$247]*[.N263]/3" office:value-type="float" office:value="4.02359133184545">
            <text:p>4.0235913318</text:p>
          </table:table-cell>
          <table:table-cell table:formula="of:=[.$D$247]/[.O263]" office:value-type="float" office:value="24.853418688059">
            <text:p>24.8534186881</text:p>
          </table:table-cell>
          <table:table-cell table:formula="of:=1/(1+[.P263])" office:value-type="float" office:value="0.0386796041198943">
            <text:p>0.03867960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40038381099573">
            <text:p>0.0400383811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23.9760348080273">
            <text:p>23.976034808</text:p>
          </table:table-cell>
          <table:table-cell table:formula="of:=-LN([.$A$244])/LN([.D264])" office:value-type="float" office:value="4.2939300796771">
            <text:p>4.2939300797</text:p>
          </table:table-cell>
          <table:table-cell/>
          <table:table-cell table:formula="of:=LN([.$G$247])/LN([.J264])" office:value-type="float" office:value="4.17083144901505">
            <text:p>4.170831449</text:p>
          </table:table-cell>
          <table:table-cell table:formula="of:=2*[.$H$247]*[.N264]/3" office:value-type="float" office:value="2.78055429934337">
            <text:p>2.7805542993</text:p>
          </table:table-cell>
          <table:table-cell table:formula="of:=[.$D$247]/[.O264]" office:value-type="float" office:value="35.964052212041">
            <text:p>35.964052212</text:p>
          </table:table-cell>
          <table:table-cell table:formula="of:=1/(1+[.P264])" office:value-type="float" office:value="0.0270533109915436">
            <text:p>0.0270533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357115727492808">
            <text:p>0.0357115727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27.0021271261467">
            <text:p>27.0021271261</text:p>
          </table:table-cell>
          <table:table-cell table:formula="of:=-LN([.$A$244])/LN([.D265])" office:value-type="float" office:value="4.1465625891378">
            <text:p>4.1465625891</text:p>
          </table:table-cell>
          <table:table-cell/>
          <table:table-cell table:formula="of:=LN([.$G$247])/LN([.J265])" office:value-type="float" office:value="3.70341193983817">
            <text:p>3.7034119398</text:p>
          </table:table-cell>
          <table:table-cell table:formula="of:=2*[.$H$247]*[.N265]/3" office:value-type="float" office:value="2.46894129322545">
            <text:p>2.4689412932</text:p>
          </table:table-cell>
          <table:table-cell table:formula="of:=[.$D$247]/[.O265]" office:value-type="float" office:value="40.5031906892201">
            <text:p>40.5031906892</text:p>
          </table:table-cell>
          <table:table-cell table:formula="of:=1/(1+[.P265])" office:value-type="float" office:value="0.0240945330562196">
            <text:p>0.02409453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283473255039643">
            <text:p>0.0283473255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34.2766965567934">
            <text:p>34.2766965568</text:p>
          </table:table-cell>
          <table:table-cell table:formula="of:=-LN([.$A$244])/LN([.D266])" office:value-type="float" office:value="3.87781262687585">
            <text:p>3.8778126269</text:p>
          </table:table-cell>
          <table:table-cell/>
          <table:table-cell table:formula="of:=LN([.$G$247])/LN([.J266])" office:value-type="float" office:value="2.91743400167834">
            <text:p>2.9174340017</text:p>
          </table:table-cell>
          <table:table-cell table:formula="of:=2*[.$H$247]*[.N266]/3" office:value-type="float" office:value="1.94495600111889">
            <text:p>1.9449560011</text:p>
          </table:table-cell>
          <table:table-cell table:formula="of:=[.$D$247]/[.O266]" office:value-type="float" office:value="51.4150448351901">
            <text:p>51.4150448352</text:p>
          </table:table-cell>
          <table:table-cell table:formula="of:=1/(1+[.P266])" office:value-type="float" office:value="0.0190784917411465">
            <text:p>0.019078491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200095906736358">
            <text:p>0.0200095907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48.9760348080273">
            <text:p>48.976034808</text:p>
          </table:table-cell>
          <table:table-cell table:formula="of:=-LN([.$A$244])/LN([.D267])" office:value-type="float" office:value="3.53249535698962">
            <text:p>3.532495357</text:p>
          </table:table-cell>
          <table:table-cell/>
          <table:table-cell table:formula="of:=LN([.$G$247])/LN([.J267])" office:value-type="float" office:value="2.04181494871875">
            <text:p>2.0418149487</text:p>
          </table:table-cell>
          <table:table-cell table:formula="of:=2*[.$H$247]*[.N267]/3" office:value-type="float" office:value="1.3612099658125">
            <text:p>1.3612099658</text:p>
          </table:table-cell>
          <table:table-cell table:formula="of:=[.$D$247]/[.O267]" office:value-type="float" office:value="73.464052212041">
            <text:p>73.464052212</text:p>
          </table:table-cell>
          <table:table-cell table:formula="of:=1/(1+[.P267])" office:value-type="float" office:value="0.0134292987058029">
            <text:p>0.0134292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8T09:49:25</dc:date>
    <meta:editing-duration>P1DT22H14M50S</meta:editing-duration>
    <meta:editing-cycles>205</meta:editing-cycles>
    <meta:generator>LibreOffice/3.5$Linux_X86_64 LibreOffice_project/350m1$Build-2</meta:generator>
    <dc:creator>Stuart Slattery</dc:creator>
    <meta:document-statistic meta:table-count="3" meta:cell-count="3700" meta:object-count="1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97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954cm" svg:y="10.29cm" style:legend-expansion="wide" chart:style-name="ch4"/>
        <chart:plot-area chart:style-name="ch5" table:cell-range-address="Parallel.J12:Parallel.J28 Parallel.D11:Parallel.E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98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63020597905346">
                <text:p>0.963020597905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922029297884438">
                <text:p>0.9220292978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72550812257638">
                <text:p>0.872550812257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819443612671263">
                <text:p>0.81944361267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766447995388386">
                <text:p>0.766447995388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715993895681602">
                <text:p>0.715993895681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66939309004762">
                <text:p>0.6693930900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627160771436483">
                <text:p>0.627160771436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589315473889911">
                <text:p>0.589315473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525643599394876">
                <text:p>0.52564359939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454171083907449">
                <text:p>0.454171083907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376379254121412">
                <text:p>0.3763792541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94325104636323">
                <text:p>0.294325104636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270254733353795">
                <text:p>0.27025473335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225852441072993">
                <text:p>0.22585244107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69560399110435">
                <text:p>0.1695603991104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574cm" svg:y="0.374cm" chart:style-name="ch2">
          <text:p>Initial lambda vs. # of buffer communications per MCSA iteration</text:p>
        </chart:title>
        <chart:subtitle svg:x="7.972cm" svg:y="1.391cm" chart:style-name="ch3">
          <text:p>No Overlap</text:p>
        </chart:subtitle>
        <chart:legend chart:legend-position="bottom" svg:x="6.272cm" svg:y="11.143cm" style:legend-expansion="wide" chart:style-name="ch4"/>
        <chart:plot-area chart:style-name="ch5" table:cell-range-address="Parallel.E13:Parallel.F28 Parallel.F11:Parallel.F11 Parallel.L11:Parallel.L11 Parallel.L13:Parallel.L28" chart:data-source-has-labels="row" svg:x="1.372cm" svg:y="2.55cm" svg:width="15.975cm" svg:height="7.374cm">
          <chartooo:coordinate-region svg:x="2.179cm" svg:y="2.749cm" svg:width="14.928cm" svg:height="6.528cm"/>
          <chart:axis chart:dimension="x" chart:name="primary-x" chart:style-name="ch6">
            <chart:title svg:x="8.336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54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L13:Parallel.L28" chart:label-cell-address="Parallel.L11:Parallel.L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lta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L11:Parallel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0.05">
                <text:p>0.05</text:p>
                <draw:g>
                  <svg:desc>Parallel.F13:Parallel.F28</svg:desc>
                </draw:g>
              </table:table-cell>
              <table:table-cell office:value-type="float" office:value="0.963020597905346">
                <text:p>0.963020597905346</text:p>
                <draw:g>
                  <svg:desc>Parallel.D13:Parallel.D28</svg:desc>
                </draw:g>
              </table:table-cell>
              <table:table-cell office:value-type="float" office:value="348.2536325986">
                <text:p>348.2536325986</text:p>
                <draw:g>
                  <svg:desc>Parallel.L13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161.648700378535">
                <text:p>161.64870037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0.025">
                <text:p>0.025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96.2513087724665">
                <text:p>96.25130877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0.02">
                <text:p>0.02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65.8985777917813">
                <text:p>65.898577791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49.3343390391725">
                <text:p>49.334339039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39.2786772498528">
                <text:p>39.278677249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0.0125">
                <text:p>0.0125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32.6928066275759">
                <text:p>32.6928066275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28.1262395700116">
                <text:p>28.126239570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0.01">
                <text:p>0.01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24.8156608701222">
                <text:p>24.815660870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20.4038458057503">
                <text:p>20.403845805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16.625711423714">
                <text:p>16.625711423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0.005">
                <text:p>0.005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13.429111280093">
                <text:p>13.429111280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10.7290342300753">
                <text:p>10.7290342300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10.0293951263906">
                <text:p>10.029395126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0.002">
                <text:p>0.0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8.81954291401681">
                <text:p>8.8195429140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0.001">
                <text:p>0.001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7.39477184329792">
                <text:p>7.394771843297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2.673cm" svg:y="0.37cm" chart:style-name="ch2">
          <text:p>Spectral Radius vs. Domain Optical Thickness</text:p>
        </chart:title>
        <chart:plot-area chart:style-name="ch3" table:cell-range-address="Parallel.J12:Parallel.K28" svg:x="1.305cm" svg:y="1.851cm" svg:width="12.853cm" svg:height="8.648cm">
          <chartooo:coordinate-region svg:x="2.032cm" svg:y="2.05cm" svg:width="12.032cm" svg:height="7.802cm"/>
          <chart:axis chart:dimension="x" chart:name="primary-x" chart:style-name="ch4">
            <chart:title svg:x="7.211cm" svg:y="10.733cm" chart:style-name="ch5">
              <text:p>rho(H)</text:p>
            </chart:title>
          </chart:axis>
          <chart:axis chart:dimension="y" chart:name="primary-y" chart:style-name="ch6">
            <chart:title svg:x="0.451cm" svg:y="7.502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K12:Parallel.K28" chart:class="chart:scatter">
            <chart:domain table:cell-range-address="Parallel.J12:Parallel.J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00972791559227639">
                <text:p>0.00972791559227639</text:p>
                <draw:g>
                  <svg:desc>Parallel.K12:Parallel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383993885230356">
                <text:p>0.038399388523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845642348832758">
                <text:p>0.0845642348832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46065061142514">
                <text:p>0.14606506114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20340221751378">
                <text:p>0.22034022175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304719962759203">
                <text:p>0.30471996275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396659952034973">
                <text:p>0.39665995203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93890532883841">
                <text:p>0.49389053288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4487483184807">
                <text:p>0.59448748318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696884002382072">
                <text:p>0.696884002382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90242970931484">
                <text:p>0.90242970931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1.20181344747122">
                <text:p>1.2018134474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65689457920394">
                <text:p>1.6568945792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2.39760348080273">
                <text:p>2.39760348080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2.70021271261467">
                <text:p>2.70021271261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3.42766965567934">
                <text:p>3.42766965567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4.89760348080274">
                <text:p>4.897603480802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798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2.995cm" svg:y="9.3cm" style:legend-expansion="wide" chart:style-name="ch4"/>
        <chart:plot-area chart:style-name="ch5" table:cell-range-address="Parallel.J97:Parallel.J113 Parallel.D96:Parallel.E113 Parallel.P96:Parallel.P96 Parallel.Q97:Parallel.Q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series chart:style-name="ch13" chart:values-cell-range-address="Parallel.Q97:Parallel.Q113" chart:label-cell-address="Parallel.P96:Parallel.P96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  <table:table-cell office:value-type="string">
                <text:p>tau</text:p>
                <draw:g>
                  <svg:desc>Parallel.P96:Parallel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  <table:table-cell office:value-type="float" office:value="0.971643793571142">
                <text:p>0.971643793571142</text:p>
                <draw:g>
                  <svg:desc>Parallel.Q97:Parallel.Q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928678617878124">
                <text:p>0.928678617878124</text:p>
              </table:table-cell>
              <table:table-cell office:value-type="float" office:value="0.896701618487402">
                <text:p>0.89670161848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855337993950038">
                <text:p>0.855337993950038</text:p>
              </table:table-cell>
              <table:table-cell office:value-type="float" office:value="0.797643630126501">
                <text:p>0.797643630126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77391586400879">
                <text:p>0.77391586400879</text:p>
              </table:table-cell>
              <table:table-cell office:value-type="float" office:value="0.695315915060135">
                <text:p>0.695315915060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694116453450759">
                <text:p>0.694116453450759</text:p>
              </table:table-cell>
              <table:table-cell office:value-type="float" office:value="0.602039469416836">
                <text:p>0.60203946941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621334157395093">
                <text:p>0.621334157395093</text:p>
              </table:table-cell>
              <table:table-cell office:value-type="float" office:value="0.52242239852796">
                <text:p>0.52242239852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557624993583407">
                <text:p>0.557624993583407</text:p>
              </table:table-cell>
              <table:table-cell office:value-type="float" office:value="0.456625204662198">
                <text:p>0.456625204662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50307351107291">
                <text:p>0.50307351107291</text:p>
              </table:table-cell>
              <table:table-cell office:value-type="float" office:value="0.402954202539681">
                <text:p>0.402954202539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456834826968573">
                <text:p>0.456834826968573</text:p>
              </table:table-cell>
              <table:table-cell office:value-type="float" office:value="0.359264771170195">
                <text:p>0.359264771170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41775142704296">
                <text:p>0.41775142704296</text:p>
              </table:table-cell>
              <table:table-cell office:value-type="float" office:value="0.323556323289648">
                <text:p>0.323556323289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356524107182724">
                <text:p>0.356524107182724</text:p>
              </table:table-cell>
              <table:table-cell office:value-type="float" office:value="0.269738875358352">
                <text:p>0.269738875358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293804236147603">
                <text:p>0.293804236147603</text:p>
              </table:table-cell>
              <table:table-cell office:value-type="float" office:value="0.217134503033408">
                <text:p>0.217134503033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231814760360026">
                <text:p>0.231814760360026</text:p>
              </table:table-cell>
              <table:table-cell office:value-type="float" office:value="0.167485005729007">
                <text:p>0.167485005729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72556391277347">
                <text:p>0.172556391277347</text:p>
              </table:table-cell>
              <table:table-cell office:value-type="float" office:value="0.122058237161662">
                <text:p>0.122058237161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156239614332225">
                <text:p>0.156239614332225</text:p>
              </table:table-cell>
              <table:table-cell office:value-type="float" office:value="0.109882404382349">
                <text:p>0.109882404382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7301948440854">
                <text:p>0.127301948440854</text:p>
              </table:table-cell>
              <table:table-cell office:value-type="float" office:value="0.0886288403139076">
                <text:p>0.0886288403139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926337034163984">
                <text:p>0.0926337034163984</text:p>
              </table:table-cell>
              <table:table-cell office:value-type="float" office:value="0.063723448624448">
                <text:p>0.06372344862444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4.194cm" svg:y="9.477cm" style:legend-expansion="wide" chart:style-name="ch4"/>
        <chart:plot-area chart:style-name="ch5" table:cell-range-address="Parallel.J149:Parallel.J165 Parallel.D148:Parallel.E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81161989775292">
                <text:p>0.981161989775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59433135487902">
                <text:p>0.959433135487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931938195263869">
                <text:p>0.931938195263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900762856253815">
                <text:p>0.90076285625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867784386961098">
                <text:p>0.86778438696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834494688452496">
                <text:p>0.834494688452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801959818856714">
                <text:p>0.801959818856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770865156591522">
                <text:p>0.77086515659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741596597493056">
                <text:p>0.74159659749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689077841775582">
                <text:p>0.689077841775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624646011646804">
                <text:p>0.62464601164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546912129043484">
                <text:p>0.546912129043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45479316376085">
                <text:p>0.454793163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425512657040456">
                <text:p>0.425512657040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36848226345302">
                <text:p>0.3684822634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289955780375946">
                <text:p>0.2899557803759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1cm" svg:height="12.438cm" xlink:href=".." xlink:type="simple" chart:class="chart:scatter" chart:style-name="ch1">
        <chart:title svg:x="5.157cm" svg:y="0.384cm" chart:style-name="ch2">
          <text:p>Spectral Radius vs. Domain Leakage</text:p>
        </chart:title>
        <chart:plot-area chart:style-name="ch3" table:cell-range-address="Parallel.J97:Parallel.J113 Parallel.D145:Parallel.D145 Parallel.D149:Parallel.E165 Parallel.D8:Parallel.D8 Parallel.D12:Parallel.E28 Parallel.D93:Parallel.D93 Parallel.D97:Parallel.E113 Parallel.D195:Parallel.D195 Parallel.D199:Parallel.D215 Parallel.E11:Parallel.E11 Parallel.E96:Parallel.E96 Parallel.E148:Parallel.E148 Parallel.E198:Parallel.E198 Parallel.E251:Parallel.E267" chart:data-source-has-labels="row" svg:x="1.367cm" svg:y="1.907cm" svg:width="15.731cm" svg:height="9.302cm">
          <chartooo:coordinate-region svg:x="2.094cm" svg:y="2.106cm" svg:width="14.91cm" svg:height="8.456cm"/>
          <chart:axis chart:dimension="x" chart:name="primary-x" chart:style-name="ch4">
            <chart:title svg:x="8.712cm" svg:y="11.457cm" chart:style-name="ch5">
              <text:p>rho(H)</text:p>
            </chart:title>
          </chart:axis>
          <chart:axis chart:dimension="y" chart:name="primary-y" chart:style-name="ch4">
            <chart:title svg:x="0.451cm" svg:y="7.158cm" chart:style-name="ch6">
              <text:p>lambda</text:p>
            </chart:title>
            <chart:grid chart:style-name="ch7" chart:class="major"/>
          </chart:axis>
          <chart:series chart:style-name="ch8" chart:values-cell-range-address="Parallel.D149:Parallel.D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D12:Parallel.D28" chart:label-cell-address="Parallel.D8:Parallel.D8" chart:class="chart:scatter">
            <chart:data-point chart:repeated="17"/>
          </chart:series>
          <chart:series chart:style-name="ch8" chart:values-cell-range-address="Parallel.D97:Parallel.D113" chart:label-cell-address="Parallel.D93:Parallel.D93" chart:class="chart:scatter">
            <chart:data-point chart:repeated="17"/>
          </chart:series>
          <chart:series chart:style-name="ch8" chart:values-cell-range-address="Parallel.D199:Parallel.D215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>100</text:p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95159585774371">
                <text:p>0.995159585774371</text:p>
                <draw:g>
                  <svg:desc>Parallel.D149:Parallel.D165</svg:desc>
                </draw:g>
              </table:table-cell>
              <table:table-cell office:value-type="float" office:value="0.990365805043064">
                <text:p>0.990365805043064</text:p>
                <draw:g>
                  <svg:desc>Parallel.D12:Parallel.D28</svg:desc>
                </draw:g>
              </table:table-cell>
              <table:table-cell office:value-type="float" office:value="0.98091547412903">
                <text:p>0.98091547412903</text:p>
                <draw:g>
                  <svg:desc>Parallel.D97:Parallel.D113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81161989775292">
                <text:p>0.981161989775292</text:p>
              </table:table-cell>
              <table:table-cell office:value-type="float" office:value="0.963020597905346">
                <text:p>0.963020597905346</text:p>
              </table:table-cell>
              <table:table-cell office:value-type="float" office:value="0.928678617878124">
                <text:p>0.928678617878124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59433135487902">
                <text:p>0.959433135487902</text:p>
              </table:table-cell>
              <table:table-cell office:value-type="float" office:value="0.922029297884438">
                <text:p>0.922029297884438</text:p>
              </table:table-cell>
              <table:table-cell office:value-type="float" office:value="0.855337993950038">
                <text:p>0.855337993950038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31938195263869">
                <text:p>0.931938195263869</text:p>
              </table:table-cell>
              <table:table-cell office:value-type="float" office:value="0.872550812257638">
                <text:p>0.872550812257638</text:p>
              </table:table-cell>
              <table:table-cell office:value-type="float" office:value="0.77391586400879">
                <text:p>0.77391586400879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900762856253815">
                <text:p>0.900762856253815</text:p>
              </table:table-cell>
              <table:table-cell office:value-type="float" office:value="0.819443612671263">
                <text:p>0.819443612671263</text:p>
              </table:table-cell>
              <table:table-cell office:value-type="float" office:value="0.694116453450759">
                <text:p>0.69411645345075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67784386961098">
                <text:p>0.867784386961098</text:p>
              </table:table-cell>
              <table:table-cell office:value-type="float" office:value="0.766447995388386">
                <text:p>0.766447995388386</text:p>
              </table:table-cell>
              <table:table-cell office:value-type="float" office:value="0.621334157395093">
                <text:p>0.621334157395093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834494688452496">
                <text:p>0.834494688452496</text:p>
              </table:table-cell>
              <table:table-cell office:value-type="float" office:value="0.715993895681602">
                <text:p>0.715993895681602</text:p>
              </table:table-cell>
              <table:table-cell office:value-type="float" office:value="0.557624993583407">
                <text:p>0.557624993583407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801959818856714">
                <text:p>0.801959818856714</text:p>
              </table:table-cell>
              <table:table-cell office:value-type="float" office:value="0.66939309004762">
                <text:p>0.66939309004762</text:p>
              </table:table-cell>
              <table:table-cell office:value-type="float" office:value="0.50307351107291">
                <text:p>0.50307351107291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70865156591522">
                <text:p>0.770865156591522</text:p>
              </table:table-cell>
              <table:table-cell office:value-type="float" office:value="0.627160771436483">
                <text:p>0.627160771436483</text:p>
              </table:table-cell>
              <table:table-cell office:value-type="float" office:value="0.456834826968573">
                <text:p>0.456834826968573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1596597493056">
                <text:p>0.741596597493056</text:p>
              </table:table-cell>
              <table:table-cell office:value-type="float" office:value="0.589315473889911">
                <text:p>0.589315473889911</text:p>
              </table:table-cell>
              <table:table-cell office:value-type="float" office:value="0.41775142704296">
                <text:p>0.41775142704296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077841775582">
                <text:p>0.689077841775582</text:p>
              </table:table-cell>
              <table:table-cell office:value-type="float" office:value="0.525643599394876">
                <text:p>0.525643599394876</text:p>
              </table:table-cell>
              <table:table-cell office:value-type="float" office:value="0.356524107182724">
                <text:p>0.356524107182724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24646011646804">
                <text:p>0.624646011646804</text:p>
              </table:table-cell>
              <table:table-cell office:value-type="float" office:value="0.454171083907449">
                <text:p>0.454171083907449</text:p>
              </table:table-cell>
              <table:table-cell office:value-type="float" office:value="0.293804236147603">
                <text:p>0.293804236147603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6912129043484">
                <text:p>0.546912129043484</text:p>
              </table:table-cell>
              <table:table-cell office:value-type="float" office:value="0.376379254121412">
                <text:p>0.376379254121412</text:p>
              </table:table-cell>
              <table:table-cell office:value-type="float" office:value="0.231814760360026">
                <text:p>0.231814760360026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5479316376085">
                <text:p>0.45479316376085</text:p>
              </table:table-cell>
              <table:table-cell office:value-type="float" office:value="0.294325104636323">
                <text:p>0.294325104636323</text:p>
              </table:table-cell>
              <table:table-cell office:value-type="float" office:value="0.172556391277347">
                <text:p>0.172556391277347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425512657040456">
                <text:p>0.425512657040456</text:p>
              </table:table-cell>
              <table:table-cell office:value-type="float" office:value="0.270254733353795">
                <text:p>0.270254733353795</text:p>
              </table:table-cell>
              <table:table-cell office:value-type="float" office:value="0.156239614332225">
                <text:p>0.156239614332225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36848226345302">
                <text:p>0.36848226345302</text:p>
              </table:table-cell>
              <table:table-cell office:value-type="float" office:value="0.225852441072993">
                <text:p>0.225852441072993</text:p>
              </table:table-cell>
              <table:table-cell office:value-type="float" office:value="0.127301948440854">
                <text:p>0.127301948440854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9955780375946">
                <text:p>0.289955780375946</text:p>
              </table:table-cell>
              <table:table-cell office:value-type="float" office:value="0.169560399110435">
                <text:p>0.169560399110435</text:p>
              </table:table-cell>
              <table:table-cell office:value-type="float" office:value="0.0926337034163984">
                <text:p>0.0926337034163984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416cm" svg:height="11.046cm" xlink:href=".." xlink:type="simple" chart:class="chart:scatter" chart:style-name="ch1">
        <chart:title svg:x="5.4cm" svg:y="0.356cm" chart:style-name="ch2">
          <text:p>rho(H) vs. Domain Leakage</text:p>
        </chart:title>
        <chart:subtitle svg:x="7.304cm" svg:y="1.355cm" chart:style-name="ch3">
          <text:p>ni_i = 100</text:p>
        </chart:subtitle>
        <chart:legend chart:legend-position="bottom" svg:x="1.667cm" svg:y="10.263cm" style:legend-expansion="wide" chart:style-name="ch4"/>
        <chart:plot-area chart:style-name="ch5" table:cell-range-address="Parallel.J199:Parallel.J215 Parallel.D198:Parallel.E215 Parallel.E250:Parallel.E267 Parallel.P250:Parallel.P250 Parallel.Q251:Parallel.Q267" chart:data-source-has-labels="row" svg:x="1.339cm" svg:y="2.478cm" svg:width="14.421cm" svg:height="6.584cm">
          <chartooo:coordinate-region svg:x="2.066cm" svg:y="2.677cm" svg:width="13.6cm" svg:height="5.738cm"/>
          <chart:axis chart:dimension="x" chart:name="primary-x" chart:style-name="ch6">
            <chart:title svg:x="8.029cm" svg:y="9.282cm" chart:style-name="ch7">
              <text:p>rho(H)</text:p>
            </chart:title>
          </chart:axis>
          <chart:axis chart:dimension="y" chart:name="primary-y" chart:style-name="ch8">
            <chart:title svg:x="0.451cm" svg:y="6.37cm" chart:style-name="ch9">
              <text:p>lambda</text:p>
            </chart:title>
            <chart:grid chart:style-name="ch10" chart:class="major"/>
          </chart:axis>
          <chart:series chart:style-name="ch11" chart:values-cell-range-address="Parallel.E199:Parallel.E215" chart:label-cell-address="Parallel.E198:Parallel.E198" chart:class="chart:scatter">
            <chart:domain table:cell-range-address="Parallel.J199:Parallel.J215"/>
            <chart:data-point chart:repeated="17"/>
          </chart:series>
          <chart:series chart:style-name="ch12" chart:values-cell-range-address="Parallel.D199:Parallel.D215" chart:label-cell-address="Parallel.D198:Parallel.D198" chart:class="chart:scatter">
            <chart:data-point chart:repeated="17"/>
          </chart:series>
          <chart:series chart:style-name="ch13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series chart:style-name="ch14" chart:values-cell-range-address="Parallel.Q251:Parallel.Q267" chart:label-cell-address="Parallel.P250:Parallel.P250" chart:class="chart:scatter">
            <chart:domain table:cell-range-address="Parallel.J251:Parallel.J267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98:Parallel.E198</svg:desc>
                </draw:g>
              </table:table-cell>
              <table:table-cell office:value-type="string">
                <text:p>lambda predicted</text:p>
                <draw:g>
                  <svg:desc>Parallel.D198:Parallel.D19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au</text:p>
                <draw:g>
                  <svg:desc>Parallel.P250:Parallel.P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99:Parallel.J215</svg:desc>
                </draw:g>
              </table:table-cell>
              <table:table-cell office:value-type="float" office:value="0.469307">
                <text:p>0.469307</text:p>
                <draw:g>
                  <svg:desc>Parallel.E199:Parallel.E215</svg:desc>
                </draw:g>
              </table:table-cell>
              <table:table-cell office:value-type="float" office:value="0.911345116329166">
                <text:p>0.911345116329166</text:p>
                <draw:g>
                  <svg:desc>Parallel.D199:Parallel.D215</svg:desc>
                </draw:g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872662231998296">
                <text:p>0.872662231998296</text:p>
                <draw:g>
                  <svg:desc>Parallel.Q251:Parallel.Q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56027">
                <text:p>0.256027</text:p>
              </table:table-cell>
              <table:table-cell office:value-type="float" office:value="0.7225465449463">
                <text:p>0.72254654494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634521459345709">
                <text:p>0.634521459345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73761">
                <text:p>0.173761</text:p>
              </table:table-cell>
              <table:table-cell office:value-type="float" office:value="0.541816782992887">
                <text:p>0.54181678299288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440827013417299">
                <text:p>0.440827013417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32091">
                <text:p>0.132091</text:p>
              </table:table-cell>
              <table:table-cell office:value-type="float" office:value="0.406396582821171">
                <text:p>0.40639658282117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313383750290725">
                <text:p>0.31338375029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06909">
                <text:p>0.106909</text:p>
              </table:table-cell>
              <table:table-cell office:value-type="float" office:value="0.312168105064283">
                <text:p>0.31216810506428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32282462048653">
                <text:p>0.232282462048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910476">
                <text:p>0.0910476</text:p>
              </table:table-cell>
              <table:table-cell office:value-type="float" office:value="0.247084426768188">
                <text:p>0.24708442676818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79507449607778">
                <text:p>0.17950744960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778744">
                <text:p>0.0778744</text:p>
              </table:table-cell>
              <table:table-cell office:value-type="float" office:value="0.201345003941365">
                <text:p>0.20134500394136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43886977297967">
                <text:p>0.14388697729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674792">
                <text:p>0.0674792</text:p>
              </table:table-cell>
              <table:table-cell office:value-type="float" office:value="0.168381198997087">
                <text:p>0.16838119899708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118929284504997">
                <text:p>0.118929284504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598244">
                <text:p>0.0598244</text:p>
              </table:table-cell>
              <table:table-cell office:value-type="float" office:value="0.143991076039868">
                <text:p>0.143991076039868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100833771793829">
                <text:p>0.100833771793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565463">
                <text:p>0.0565463</text:p>
              </table:table-cell>
              <table:table-cell office:value-type="float" office:value="0.125488778418285">
                <text:p>0.12548877841828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873113853069143">
                <text:p>0.0873113853069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470472">
                <text:p>0.0470472</text:p>
              </table:table-cell>
              <table:table-cell office:value-type="float" office:value="0.0997576179863523">
                <text:p>0.099757617986352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87926075455047">
                <text:p>0.0687926075455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92508">
                <text:p>0.0392508</text:p>
              </table:table-cell>
              <table:table-cell office:value-type="float" office:value="0.0768159218160256">
                <text:p>0.07681592181602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25563356678841">
                <text:p>0.0525563356678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16337">
                <text:p>0.0316337</text:p>
              </table:table-cell>
              <table:table-cell office:value-type="float" office:value="0.0569186114999062">
                <text:p>0.05691861149990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386796041198943">
                <text:p>0.0386796041198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0165">
                <text:p>0.0240165</text:p>
              </table:table-cell>
              <table:table-cell office:value-type="float" office:value="0.040038381099573">
                <text:p>0.04003838109957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70533109915436">
                <text:p>0.0270533109915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05216">
                <text:p>0.0205216</text:p>
              </table:table-cell>
              <table:table-cell office:value-type="float" office:value="0.0357115727492808">
                <text:p>0.0357115727492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40945330562196">
                <text:p>0.0240945330562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47863">
                <text:p>0.0147863</text:p>
              </table:table-cell>
              <table:table-cell office:value-type="float" office:value="0.0283473255039643">
                <text:p>0.028347325503964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0784917411465">
                <text:p>0.0190784917411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51447">
                <text:p>0.0151447</text:p>
              </table:table-cell>
              <table:table-cell office:value-type="float" office:value="0.0200095906736358">
                <text:p>0.020009590673635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34292987058029">
                <text:p>0.01342929870580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4cm" svg:height="11.249cm" xlink:href=".." xlink:type="simple" chart:class="chart:scatter" chart:style-name="ch1">
        <chart:title svg:x="2.503cm" svg:y="0.36cm" chart:style-name="ch2">
          <text:p>Iteration Matrix Spectral Radius vs. Transitions/History</text:p>
        </chart:title>
        <chart:plot-area chart:style-name="ch3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21cm" svg:y="1.811cm" svg:width="13.603cm" svg:height="8.233cm">
          <chartooo:coordinate-region svg:x="2.313cm" svg:y="1.811cm" svg:width="12.517cm" svg:height="7.586cm"/>
          <chart:axis chart:dimension="x" chart:name="primary-x" chart:style-name="ch4">
            <chart:title svg:x="7.602cm" svg:y="10.268cm" chart:style-name="ch5">
              <text:p>rho(H)</text:p>
            </chart:title>
          </chart:axis>
          <chart:axis chart:dimension="y" chart:name="primary-y" chart:style-name="ch6">
            <chart:title svg:x="0.451cm" svg:y="7.34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10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1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10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1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10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512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71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82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FD000000FD54BEE298.svm" xlink:type="simple" xlink:actuate="onLoad"/>
      </style:chart-properties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72cm" svg:height="11.577cm" xlink:href=".." xlink:type="simple" chart:class="chart:scatter" chart:style-name="ch1">
        <chart:title svg:x="2.051cm" svg:y="0.367cm" chart:style-name="ch2">
          <text:p>Absportion to Scatter Ratio vs. Iteratation Matrix Spectral Radius</text:p>
        </chart:title>
        <chart:plot-area chart:style-name="ch3" table:cell-range-address="Spectral.C11:Spectral.D34 Spectral.D10:Spectral.D10 Spectral.N10:Spectral.N34 Spectral.A107:Spectral.A107 Spectral.D112:Spectral.D135 Spectral.I111:Spectral.I135 Spectral.A140:Spectral.A140 Spectral.D145:Spectral.D168 Spectral.I144:Spectral.I168" chart:data-source-has-labels="row" svg:x="1.342cm" svg:y="1.839cm" svg:width="14.568cm" svg:height="8.526cm">
          <chartooo:coordinate-region svg:x="2.069cm" svg:y="2.038cm" svg:width="13.561cm" svg:height="7.68cm"/>
          <chart:axis chart:dimension="x" chart:name="primary-x" chart:style-name="ch4">
            <chart:title svg:x="7.127cm" svg:y="10.596cm" chart:style-name="ch5">
              <text:p>Sigma_s / Sigma_a</text:p>
            </chart:title>
          </chart:axis>
          <chart:axis chart:dimension="y" chart:name="primary-y" chart:style-name="ch6">
            <chart:title svg:x="0.451cm" svg:y="6.622cm" chart:style-name="ch7">
              <text:p>rho(H)</text:p>
            </chart:title>
            <chart:grid chart:style-name="ch8" chart:class="major"/>
          </chart:axis>
          <chart:series chart:style-name="ch9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10" chart:values-cell-range-address="Spectral.N11:Spectral.N34" chart:label-cell-address="Spectral.N10:Spectral.N10" chart:class="chart:scatter">
            <chart:data-point chart:repeated="24"/>
          </chart:series>
          <chart:series chart:style-name="ch9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1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9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series chart:style-name="ch11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559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46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11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1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4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518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19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63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